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思源宋体 CN Medium" svg:font-family="'思源宋体 CN Medium'" style:font-family-generic="system" style:font-pitch="variable"/>
    <style:font-face style:name="思源黑体 CN Normal" svg:font-family="'思源黑体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线条箭头_20_1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17cm"/>
      <style:paragraph-properties style:writing-mode="lr-tb"/>
    </style:style>
    <style:style style:name="gr3" style:family="graphic" style:parent-style-name="standard">
      <style:graphic-properties svg:stroke-color="#000000" draw:fill-color="#7ad4aa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4" style:family="graphic" style:parent-style-name="standard">
      <style:graphic-properties svg:stroke-color="#000000" draw:fill-color="#f9e873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5" style:family="graphic" style:parent-style-name="objectwithoutfill">
      <style:graphic-properties svg:stroke-color="#000000" draw:marker-end="线条箭头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22cm"/>
      <style:paragraph-properties style:writing-mode="lr-tb"/>
    </style:style>
    <style:style style:name="gr7" style:family="graphic" style:parent-style-name="standard">
      <style:graphic-properties svg:stroke-color="#000000" draw:fill-color="#fff9c4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8" style:family="graphic" style:parent-style-name="objectwithoutfill">
      <style:graphic-properties svg:stroke-color="#000000" draw:marker-end="线条箭头_20_3" draw:marker-end-width="0.3cm" draw:fill="none" draw:textarea-vertical-align="middle"/>
    </style:style>
    <style:style style:name="gr9" style:family="graphic" style:parent-style-name="standard">
      <style:graphic-properties svg:stroke-color="#000000" draw:fill-color="#f9cfb5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10" style:family="graphic" style:parent-style-name="objectwithoutfill">
      <style:graphic-properties svg:stroke-color="#000000" draw:marker-end="线条箭头_20_4" draw:marker-end-width="0.3cm" draw:fill="none" draw:textarea-vertical-align="middle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12" style:family="graphic" style:parent-style-name="objectwithoutfill">
      <style:graphic-properties svg:stroke-color="#000000" draw:marker-end="线条箭头_20_5" draw:marker-end-width="0.3cm" draw:fill="none" draw:textarea-vertical-align="middle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14" style:family="graphic" style:parent-style-name="objectwithoutfill">
      <style:graphic-properties svg:stroke-color="#000000" draw:marker-end="线条箭头_20_6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75cm"/>
      <style:paragraph-properties style:writing-mode="lr-tb"/>
    </style:style>
    <style:style style:name="gr16" style:family="graphic" style:parent-style-name="standard">
      <style:graphic-properties svg:stroke-color="#000000" draw:fill-color="#81d41a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17" style:family="graphic" style:parent-style-name="objectwithoutfill">
      <style:graphic-properties svg:stroke-color="#000000" draw:marker-end="线条箭头_20_7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033cm"/>
      <style:paragraph-properties style:writing-mode="lr-tb"/>
    </style:style>
    <style:style style:name="gr19" style:family="graphic" style:parent-style-name="standard">
      <style:graphic-properties svg:stroke-color="#000000" draw:fill-color="#fde9a9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20" style:family="graphic" style:parent-style-name="objectwithoutfill">
      <style:graphic-properties svg:stroke-color="#000000" draw:marker-end="线条箭头_20_8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291cm"/>
      <style:paragraph-properties style:writing-mode="lr-tb"/>
    </style:style>
    <style:style style:name="gr22" style:family="graphic" style:parent-style-name="standard">
      <style:graphic-properties svg:stroke-color="#000000" draw:fill-color="#ff8e77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23" style:family="graphic" style:parent-style-name="objectwithoutfill">
      <style:graphic-properties svg:stroke-color="#000000" draw:marker-end="线条箭头_20_9" draw:marker-end-width="0.3cm" draw:fill="none" draw:textarea-vertical-align="middle"/>
    </style:style>
    <style:style style:name="gr24" style:family="graphic" style:parent-style-name="standard">
      <style:graphic-properties svg:stroke-color="#000000" draw:fill-color="#dc85e9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25" style:family="graphic" style:parent-style-name="objectwithoutfill">
      <style:graphic-properties svg:stroke-color="#000000" draw:marker-end="线条箭头_20_10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线条箭头_20_11" draw:marker-end-width="0.3cm" draw:fill="none" draw:textarea-vertical-align="middle"/>
    </style:style>
    <style:style style:name="gr27" style:family="graphic" style:parent-style-name="standard">
      <style:graphic-properties svg:stroke-color="#000000" draw:opacity="10%" draw:textarea-horizontal-align="justify" draw:textarea-vertical-align="middle" draw:auto-grow-height="false" fo:min-height="4.25cm" fo:min-width="3.25cm" draw:shadow-opacity="10%"/>
    </style:style>
    <style:style style:name="gr28" style:family="graphic" style:parent-style-name="standard">
      <style:graphic-properties draw:stroke="none" svg:stroke-color="#000000" draw:fill="none" draw:fill-color="#ffffff" fo:min-height="2.065cm"/>
      <style:paragraph-properties style:writing-mode="lr-tb"/>
    </style:style>
    <style:style style:name="gr29" style:family="graphic" style:parent-style-name="standard">
      <style:graphic-properties svg:stroke-color="#000000" draw:fill-color="#d5d3d2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30" style:family="graphic" style:parent-style-name="objectwithoutfill">
      <style:graphic-properties svg:stroke-color="#000000" draw:marker-end="线条箭头_20_13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2.5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342cm"/>
      <style:paragraph-properties style:writing-mode="lr-tb"/>
    </style:style>
    <style:style style:name="gr33" style:family="graphic" style:parent-style-name="objectwithoutfill">
      <style:graphic-properties svg:stroke-color="#000000" draw:marker-end="线条箭头_20_18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线条箭头_20_23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线条箭头_20_26" draw:marker-end-width="0.3cm" draw:fill="none" draw:textarea-vertical-align="middle"/>
    </style:style>
    <style:style style:name="gr36" style:family="graphic" style:parent-style-name="standard">
      <style:graphic-properties svg:stroke-color="#000000" draw:fill-color="#83caff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37" style:family="graphic" style:parent-style-name="objectwithoutfill">
      <style:graphic-properties svg:stroke-color="#000000" draw:marker-end="线条箭头_20_19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线条箭头_20_20" draw:marker-end-width="0.3cm" draw:fill="none" draw:textarea-vertical-align="middle"/>
    </style:style>
    <style:style style:name="gr39" style:family="graphic" style:parent-style-name="standard">
      <style:graphic-properties svg:stroke-color="#000000" draw:fill-color="#ccf4c6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40" style:family="graphic" style:parent-style-name="objectwithoutfill">
      <style:graphic-properties svg:stroke-color="#000000" draw:marker-end="线条箭头_20_21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线条箭头_20_22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2.591cm"/>
      <style:paragraph-properties style:writing-mode="lr-tb"/>
    </style:style>
    <style:style style:name="gr43" style:family="graphic" style:parent-style-name="objectwithoutfill">
      <style:graphic-properties svg:stroke-color="#000000" draw:marker-end="线条箭头_20_24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线条箭头_20_25" draw:marker-end-width="0.3cm" draw:fill="none" draw:textarea-vertical-align="middle"/>
    </style:style>
    <style:style style:name="gr45" style:family="graphic" style:parent-style-name="objectwithoutfill">
      <style:graphic-properties svg:stroke-width="0.1cm" svg:stroke-color="#fc5c00" draw:marker-start-width="0.35cm" draw:marker-end-width="0.35cm" draw:fill="none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svg:stroke-color="#000000" draw:marker-end="线条箭头_20_27" draw:marker-end-width="0.3cm" draw:fill="none" draw:textarea-vertical-align="middle"/>
    </style:style>
    <style:style style:name="gr47" style:family="graphic" style:parent-style-name="objectwithoutfill">
      <style:graphic-properties svg:stroke-color="#000000" draw:marker-end="线条箭头_20_28" draw:marker-end-width="0.3cm" draw:fill="none" draw:textarea-vertical-align="middle"/>
    </style:style>
    <style:style style:name="gr48" style:family="graphic" style:parent-style-name="standard">
      <style:graphic-properties svg:stroke-color="#000000" draw:fill-color="#63bbee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49" style:family="graphic" style:parent-style-name="standard" style:list-style-name="L1">
      <style:graphic-properties draw:stroke="dash" draw:stroke-dash="_32__20_Dots_20_1_20_Dash" svg:stroke-color="#000000" draw:fill-color="#d5d3d2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1.549cm"/>
      <style:paragraph-properties style:writing-mode="lr-tb"/>
    </style:style>
    <style:style style:name="gr51" style:family="graphic" style:parent-style-name="objectwithoutfill">
      <style:graphic-properties draw:stroke="dash" draw:stroke-dash="Long_20_Dash_20_Dot" svg:stroke-color="#000000" draw:marker-end="线条箭头_20_29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fo:min-height="1.325cm"/>
      <style:paragraph-properties style:writing-mode="lr-tb"/>
    </style:style>
    <style:style style:name="gr53" style:family="graphic" style:parent-style-name="standard">
      <style:graphic-properties svg:stroke-color="#000000" draw:fill-color="#aadcf7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54" style:family="graphic" style:parent-style-name="objectwithoutfill">
      <style:graphic-properties svg:stroke-color="#000000" draw:marker-end="线条箭头_20_30" draw:marker-end-width="0.3cm" draw:fill="none" draw:textarea-vertical-align="middle"/>
    </style:style>
    <style:style style:name="gr55" style:family="graphic" style:parent-style-name="objectwithoutfill">
      <style:graphic-properties svg:stroke-color="#000000" draw:marker-end="线条箭头_20_31" draw:marker-end-width="0.3cm" draw:fill="none" draw:textarea-vertical-align="middle"/>
    </style:style>
    <style:style style:name="gr56" style:family="graphic" style:parent-style-name="objectwithoutfill">
      <style:graphic-properties svg:stroke-color="#000000" draw:marker-end="线条箭头_20_32" draw:marker-end-width="0.3cm" draw:fill="none" draw:textarea-vertical-align="middle"/>
    </style:style>
    <style:style style:name="gr57" style:family="graphic" style:parent-style-name="objectwithoutfill">
      <style:graphic-properties svg:stroke-color="#000000" draw:marker-end="线条箭头_20_33" draw:marker-end-width="0.3cm" draw:fill="none" draw:textarea-vertical-align="middle"/>
    </style:style>
    <style:style style:name="gr58" style:family="graphic" style:parent-style-name="objectwithoutfill">
      <style:graphic-properties svg:stroke-color="#000000" draw:marker-end="线条箭头_20_34" draw:marker-end-width="0.3cm" draw:fill="none" draw:textarea-vertical-align="middle"/>
    </style:style>
    <style:style style:name="gr59" style:family="graphic" style:parent-style-name="objectwithoutfill">
      <style:graphic-properties svg:stroke-color="#000000" draw:marker-end="线条箭头_20_35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线条箭头_20_36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线条箭头_20_37" draw:marker-end-width="0.3cm" draw:fill="none" draw:textarea-vertical-align="middle"/>
    </style:style>
    <style:style style:name="gr62" style:family="graphic" style:parent-style-name="standard">
      <style:graphic-properties draw:textarea-horizontal-align="justify" draw:textarea-vertical-align="middle" draw:auto-grow-height="false" fo:min-height="0.458cm" fo:min-width="2.876cm" style:writing-mode="lr-tb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0.458cm" fo:min-width="2.393cm" style:writing-mode="lr-tb"/>
      <style:paragraph-properties style:writing-mode="lr-tb"/>
    </style:style>
    <style:style style:name="gr64" style:family="graphic" style:parent-style-name="objectwithoutfill">
      <style:graphic-properties draw:marker-end="线条箭头_20_38" draw:marker-end-width="0.3cm" draw:fill="none" draw:textarea-vertical-align="middle"/>
    </style:style>
    <style:style style:name="gr65" style:family="graphic" style:parent-style-name="standard">
      <style:graphic-properties draw:textarea-horizontal-align="justify" draw:textarea-vertical-align="middle" draw:auto-grow-height="false" fo:min-height="0.458cm" fo:min-width="2.441cm" style:writing-mode="lr-tb"/>
      <style:paragraph-properties style:writing-mode="lr-tb"/>
    </style:style>
    <style:style style:name="gr66" style:family="graphic" style:parent-style-name="objectwithoutfill">
      <style:graphic-properties draw:marker-end="线条箭头_20_39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fo:min-height="1.232cm"/>
      <style:paragraph-properties style:writing-mode="lr-tb"/>
    </style:style>
    <style:style style:name="gr68" style:family="graphic" style:parent-style-name="objectwithoutfill">
      <style:graphic-properties draw:marker-end="线条箭头_20_40" draw:marker-end-width="0.3cm" draw:fill="none" draw:textarea-vertical-align="middle"/>
    </style:style>
    <style:style style:name="gr69" style:family="graphic" style:parent-style-name="objectwithoutfill">
      <style:graphic-properties draw:marker-end="线条箭头_20_41" draw:marker-end-width="0.3cm" draw:fill="none" draw:textarea-vertical-align="middle"/>
    </style:style>
    <style:style style:name="gr70" style:family="graphic" style:parent-style-name="objectwithoutfill">
      <style:graphic-properties draw:marker-end="线条箭头_20_42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fo:min-height="0.716cm"/>
      <style:paragraph-properties style:writing-mode="lr-tb"/>
    </style:style>
    <style:style style:name="gr72" style:family="graphic" style:parent-style-name="objectwithoutfill">
      <style:graphic-properties draw:stroke="dash" draw:stroke-dash="Long_20_Dash_20_Dot" draw:marker-end="线条箭头_20_43" draw:marker-end-width="0.3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fo:min-height="0.974cm"/>
      <style:paragraph-properties style:writing-mode="lr-tb"/>
    </style:style>
    <style:style style:name="gr74" style:family="graphic" style:parent-style-name="objectwithoutfill">
      <style:graphic-properties draw:stroke="dash" draw:stroke-dash="Long_20_Dash_20_Dot" draw:marker-end="线条箭头_20_44" draw:marker-end-width="0.3cm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76" style:family="graphic" style:parent-style-name="objectwithoutfill">
      <style:graphic-properties draw:stroke="dash" draw:stroke-dash="Long_20_Dash_20_Dot" draw:marker-end="线条箭头_20_45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0.458cm" fo:min-width="1.387cm" style:writing-mode="lr-tb"/>
      <style:paragraph-properties style:writing-mode="lr-tb"/>
    </style:style>
    <style:style style:name="gr79" style:family="graphic" style:parent-style-name="objectwithoutfill">
      <style:graphic-properties draw:stroke="dash" draw:stroke-dash="Long_20_Dash_20_Dot" draw:marker-end="线条箭头_20_46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fo:min-height="0.45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fo:min-height="0.737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fo:min-height="1.353cm"/>
      <style:paragraph-properties style:writing-mode="lr-tb"/>
    </style:style>
    <style:style style:name="gr83" style:family="graphic" style:parent-style-name="objectwithoutfill">
      <style:graphic-properties draw:stroke="dash" draw:stroke-dash="Long_20_Dash_20_Dot" draw:marker-end="线条箭头_20_47" draw:marker-end-width="0.3cm" draw:fill="none" draw:textarea-vertical-align="middle"/>
    </style:style>
    <style:style style:name="gr84" style:family="graphic" style:parent-style-name="standard">
      <style:graphic-properties draw:stroke="none" draw:fill="none" fo:min-height="0.517cm"/>
      <style:paragraph-properties style:writing-mode="lr-tb"/>
    </style:style>
    <style:style style:name="gr85" style:family="graphic" style:parent-style-name="objectwithoutfill">
      <style:graphic-properties draw:stroke="dash" draw:stroke-dash="Long_20_Dash_20_Dot" draw:marker-end="线条箭头_20_48" draw:marker-end-width="0.3cm" draw:fill="none" draw:textarea-vertical-align="middle"/>
    </style:style>
    <style:style style:name="gr86" style:family="graphic" style:parent-style-name="standard">
      <style:graphic-properties draw:stroke="none" draw:fill="none" fo:min-height="0.974cm"/>
      <style:paragraph-properties style:writing-mode="lr-tb"/>
    </style:style>
    <style:style style:name="gr87" style:family="graphic" style:parent-style-name="standard">
      <style:graphic-properties draw:stroke="none" draw:fill="none" fo:min-height="0.259cm"/>
      <style:paragraph-properties style:writing-mode="lr-tb"/>
    </style:style>
    <style:style style:name="gr88" style:family="graphic" style:parent-style-name="objectwithoutfill">
      <style:graphic-properties draw:stroke="dash" draw:stroke-dash="Long_20_Dash_20_Dot" draw:marker-end="线条箭头_20_49" draw:marker-end-width="0.3cm" draw:fill="none" draw:textarea-vertical-align="middle"/>
    </style:style>
    <style:style style:name="gr89" style:family="graphic" style:parent-style-name="standard">
      <style:graphic-properties draw:stroke="none" draw:fill="none" fo:min-height="1.49cm"/>
      <style:paragraph-properties style:writing-mode="lr-tb"/>
    </style:style>
    <style:style style:name="gr90" style:family="graphic" style:parent-style-name="objectwithoutfill">
      <style:graphic-properties draw:marker-end="线条箭头_20_50" draw:marker-end-width="0.3cm" draw:fill="none" draw:textarea-vertical-align="middle"/>
    </style:style>
    <style:style style:name="gr91" style:family="graphic" style:parent-style-name="standard">
      <style:graphic-properties draw:stroke="none" draw:fill="none" fo:min-height="0.848cm"/>
      <style:paragraph-properties style:writing-mode="lr-tb"/>
    </style:style>
    <style:style style:name="gr92" style:family="graphic" style:parent-style-name="standard">
      <style:graphic-properties svg:stroke-color="#000000" draw:fill-color="#2cee0e" draw:textarea-horizontal-align="justify" draw:textarea-vertical-align="middle" draw:auto-grow-height="false" fo:min-height="0.634cm" fo:min-width="0.384cm" style:writing-mode="lr-tb"/>
      <style:paragraph-properties style:writing-mode="lr-tb"/>
    </style:style>
    <style:style style:name="gr93" style:family="graphic" style:parent-style-name="objectwithoutfill">
      <style:graphic-properties draw:stroke="dash" draw:stroke-dash="Long_20_Dash_20_Dot" draw:marker-end="线条箭头_20_51" draw:marker-end-width="0.3cm" draw:fill="none" draw:textarea-vertical-align="middle"/>
    </style:style>
    <style:style style:name="gr94" style:family="graphic" style:parent-style-name="standard">
      <style:graphic-properties draw:stroke="none" draw:fill="none" fo:min-height="0.713cm"/>
      <style:paragraph-properties style:writing-mode="lr-tb"/>
    </style:style>
    <style:style style:name="gr95" style:family="graphic" style:parent-style-name="objectwithoutfill">
      <style:graphic-properties draw:marker-end="线条箭头_20_52" draw:marker-end-width="0.3cm" draw:fill="none" draw:textarea-vertical-align="middle"/>
    </style:style>
    <style:style style:name="gr96" style:family="graphic" style:parent-style-name="objectwithoutfill">
      <style:graphic-properties draw:marker-end="线条箭头_20_53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fo:min-height="0.259cm"/>
      <style:paragraph-properties style:writing-mode="lr-tb"/>
    </style:style>
    <style:style style:name="gr98" style:family="graphic" style:parent-style-name="objectwithoutfill">
      <style:graphic-properties draw:marker-end="线条箭头_20_54" draw:marker-end-width="0.3cm" draw:fill="none" draw:textarea-vertical-align="middle"/>
    </style:style>
    <style:style style:name="gr99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00" style:family="graphic" style:parent-style-name="objectwithoutfill">
      <style:graphic-properties draw:marker-end="线条箭头_20_56" draw:marker-end-width="0.3cm" draw:fill="none" draw:textarea-vertical-align="middle"/>
    </style:style>
    <style:style style:name="gr101" style:family="graphic" style:parent-style-name="objectwithoutfill">
      <style:graphic-properties draw:marker-end="线条箭头_20_57" draw:marker-end-width="0.3cm" draw:fill="none" draw:textarea-vertical-align="middle"/>
    </style:style>
    <style:style style:name="gr102" style:family="graphic" style:parent-style-name="objectwithoutfill">
      <style:graphic-properties draw:marker-end="线条箭头_20_58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5pt" style:font-size-asian="5pt"/>
    </style:style>
    <style:style style:name="P3" style:family="paragraph">
      <style:paragraph-properties fo:text-align="center" style:writing-mode="lr-tb"/>
      <style:text-properties fo:font-size="6.5pt" style:font-size-asian="5pt"/>
    </style:style>
    <style:style style:name="P4" style:family="paragraph">
      <loext:graphic-properties draw:fill-color="#7ad4aa"/>
      <style:paragraph-properties fo:text-align="center" style:writing-mode="lr-tb"/>
      <style:text-properties fo:font-size="6.5pt" style:font-size-asian="5pt"/>
    </style:style>
    <style:style style:name="P5" style:family="paragraph">
      <loext:graphic-properties draw:fill-color="#f9e873"/>
      <style:paragraph-properties fo:text-align="center" style:writing-mode="lr-tb"/>
      <style:text-properties fo:font-size="6.5pt" style:font-size-asian="5pt"/>
    </style:style>
    <style:style style:name="P6" style:family="paragraph">
      <loext:graphic-properties draw:fill-color="#fff9c4"/>
      <style:paragraph-properties fo:text-align="center" style:writing-mode="lr-tb"/>
      <style:text-properties fo:font-size="6.5pt" style:font-size-asian="5pt"/>
    </style:style>
    <style:style style:name="P7" style:family="paragraph">
      <loext:graphic-properties draw:fill-color="#f9cfb5"/>
      <style:paragraph-properties fo:text-align="center" style:writing-mode="lr-tb"/>
      <style:text-properties fo:font-size="6.5pt" style:font-size-asian="5pt"/>
    </style:style>
    <style:style style:name="P8" style:family="paragraph">
      <loext:graphic-properties draw:fill-color="#b3cac7"/>
      <style:paragraph-properties fo:text-align="center" style:writing-mode="lr-tb"/>
      <style:text-properties fo:font-size="6.5pt" style:font-size-asian="5pt"/>
    </style:style>
    <style:style style:name="P9" style:family="paragraph">
      <loext:graphic-properties draw:fill-color="#81d41a"/>
      <style:paragraph-properties fo:text-align="center" style:writing-mode="lr-tb"/>
      <style:text-properties fo:font-size="6.5pt" style:font-size-asian="5pt"/>
    </style:style>
    <style:style style:name="P10" style:family="paragraph">
      <loext:graphic-properties draw:fill-color="#fde9a9"/>
      <style:paragraph-properties fo:text-align="center" style:writing-mode="lr-tb"/>
      <style:text-properties fo:font-size="6.5pt" style:font-size-asian="5pt"/>
    </style:style>
    <style:style style:name="P11" style:family="paragraph">
      <loext:graphic-properties draw:fill-color="#ff8e77"/>
      <style:paragraph-properties fo:text-align="center" style:writing-mode="lr-tb"/>
      <style:text-properties fo:font-size="6.5pt" style:font-size-asian="5pt"/>
    </style:style>
    <style:style style:name="P12" style:family="paragraph">
      <loext:graphic-properties draw:fill-color="#dc85e9"/>
      <style:paragraph-properties fo:text-align="center" style:writing-mode="lr-tb"/>
      <style:text-properties fo:font-size="6.5pt" style:font-size-asian="5pt"/>
    </style:style>
    <style:style style:name="P13" style:family="paragraph">
      <loext:graphic-properties draw:opacity="10%"/>
      <style:paragraph-properties fo:text-align="center"/>
    </style:style>
    <style:style style:name="P14" style:family="paragraph">
      <loext:graphic-properties draw:fill-color="#d5d3d2"/>
      <style:paragraph-properties fo:text-align="center" style:writing-mode="lr-tb"/>
      <style:text-properties fo:font-size="6.5pt" style:font-size-asian="5pt"/>
    </style:style>
    <style:style style:name="P15" style:family="paragraph">
      <loext:graphic-properties draw:fill-color="#83caff"/>
      <style:paragraph-properties fo:text-align="center" style:writing-mode="lr-tb"/>
      <style:text-properties fo:font-size="6.5pt" style:font-size-asian="5pt"/>
    </style:style>
    <style:style style:name="P16" style:family="paragraph">
      <loext:graphic-properties draw:fill-color="#ccf4c6"/>
      <style:paragraph-properties fo:text-align="center" style:writing-mode="lr-tb"/>
      <style:text-properties fo:font-size="6.5pt" style:font-size-asian="5pt"/>
    </style:style>
    <style:style style:name="P17" style:family="paragraph">
      <loext:graphic-properties draw:fill-color="#63bbee"/>
      <style:paragraph-properties fo:text-align="center" style:writing-mode="lr-tb"/>
      <style:text-properties fo:font-size="6.5pt" style:font-size-asian="5pt"/>
    </style:style>
    <style:style style:name="P18" style:family="paragraph">
      <style:paragraph-properties fo:text-align="center" style:writing-mode="lr-tb"/>
      <style:text-properties style:font-name="Liberation Sans" fo:font-size="6.5pt" style:letter-kerning="true" style:font-name-asian="思源黑体 CN Normal" style:font-size-asian="5pt" style:font-size-complex="18pt"/>
    </style:style>
    <style:style style:name="P19" style:family="paragraph">
      <loext:graphic-properties draw:fill-color="#d5d3d2"/>
      <style:paragraph-properties fo:text-align="center" style:writing-mode="lr-tb"/>
      <style:text-properties style:font-name="Liberation Sans" fo:font-size="6.5pt" style:letter-kerning="true" style:font-name-asian="思源黑体 CN Normal" style:font-size-asian="5pt" style:font-size-complex="18pt"/>
    </style:style>
    <style:style style:name="P20" style:family="paragraph">
      <loext:graphic-properties draw:fill-color="#aadcf7"/>
      <style:paragraph-properties fo:text-align="center" style:writing-mode="lr-tb"/>
      <style:text-properties fo:font-size="6.5pt" style:font-size-asian="5pt"/>
    </style:style>
    <style:style style:name="P21" style:family="paragraph">
      <style:paragraph-properties fo:text-align="center"/>
      <style:text-properties fo:font-size="5.5pt" style:font-size-asian="5.5pt"/>
    </style:style>
    <style:style style:name="P22" style:family="paragraph">
      <style:paragraph-properties fo:text-align="center" style:writing-mode="lr-tb"/>
      <style:text-properties fo:font-size="5.5pt" style:font-size-asian="5.5pt"/>
    </style:style>
    <style:style style:name="P23" style:family="paragraph">
      <loext:graphic-properties draw:fill="none"/>
    </style:style>
    <style:style style:name="P24" style:family="paragraph">
      <loext:graphic-properties draw:fill-color="#2cee0e"/>
      <style:paragraph-properties fo:text-align="center" style:writing-mode="lr-tb"/>
      <style:text-properties fo:font-size="6.5pt" style:font-size-asian="5pt"/>
    </style:style>
    <style:style style:name="P25" style:family="paragraph">
      <loext:graphic-properties draw:fill="none"/>
      <style:text-properties fo:font-size="5.5pt" style:font-size-asian="5.5pt"/>
    </style:style>
    <style:style style:name="T1" style:family="text">
      <style:text-properties fo:font-size="5pt" style:font-size-asian="5pt"/>
    </style:style>
    <style:style style:name="T2" style:family="text">
      <style:text-properties fo:font-size="6.5pt" style:font-size-asian="5pt"/>
    </style:style>
    <style:style style:name="T3" style:family="text">
      <style:text-properties style:font-name="Liberation Sans" fo:font-size="6.5pt" style:letter-kerning="true" style:font-name-asian="思源黑体 CN Normal" style:font-size-asian="5pt" style:font-size-complex="18pt"/>
    </style:style>
    <style:style style:name="T4" style:family="text">
      <style:text-properties fo:font-size="5.5pt" style:font-size-asian="5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onnector draw:style-name="gr1" draw:text-style-name="P1" draw:layer="layout" draw:type="curve" svg:x1="10.819cm" svg:y1="6.835cm" svg:x2="9.935cm" svg:y2="6.835cm" draw:start-shape="id1" draw:start-glue-point="11" draw:end-shape="id1" draw:end-glue-point="5" svg:d="M10819 6835c0-1026-884-1026-884 0" svg:viewBox="0 0 885 770">
          <text:p/>
        </draw:connector>
        <draw:frame draw:style-name="gr2" draw:text-style-name="P2" draw:layer="layout" svg:width="1.875cm" svg:height="0.767cm" svg:x="9.31cm" svg:y="5.089cm">
          <draw:text-box>
            <text:p><text:span text:style-name="T1">新节点加入，但未达到规定数量</text:span></text:p>
          </draw:text-box>
        </draw:frame>
        <draw:custom-shape draw:style-name="gr3" draw:text-style-name="P4" xml:id="id2" draw:id="id2" draw:layer="layout" svg:width="1.25cm" svg:height="1.25cm" svg:x="9.751cm" svg:y="8.951cm">
          <text:p text:style-name="P3"><text:span text:style-name="T2">选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.25cm" svg:height="1.25cm" svg:x="9.752cm" svg:y="6.652cm">
          <text:p text:style-name="P3"><text:span text:style-name="T2">初始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377cm" svg:y1="7.902cm" svg:x2="10.376cm" svg:y2="8.951cm" draw:start-shape="id1" draw:start-glue-point="8" draw:end-shape="id2" draw:end-glue-point="4" svg:d="M10377 7902l-1 1049" svg:viewBox="0 0 2 1050">
          <text:p/>
        </draw:connector>
        <draw:frame draw:style-name="gr6" draw:text-style-name="P2" draw:layer="layout" svg:width="2.339cm" svg:height="0.772cm" svg:x="8.156cm" svg:y="7.994cm">
          <draw:text-box>
            <text:p><text:span text:style-name="T1">达到规定的选举数量，并且两两通信正常</text:span></text:p>
          </draw:text-box>
        </draw:frame>
        <draw:custom-shape draw:style-name="gr7" draw:text-style-name="P6" xml:id="id3" draw:id="id3" draw:layer="layout" svg:width="1.25cm" svg:height="1.25cm" svg:x="9.752cm" svg:y="11.452cm">
          <text:p text:style-name="P3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0.376cm" svg:y1="10.201cm" svg:x2="10.377cm" svg:y2="11.452cm" draw:start-shape="id2" draw:start-glue-point="8" draw:end-shape="id3" draw:end-glue-point="4" svg:d="M10376 10201l1 1251" svg:viewBox="0 0 2 1252">
          <text:p/>
        </draw:connector>
        <draw:custom-shape draw:style-name="gr9" draw:text-style-name="P7" xml:id="id4" draw:id="id4" draw:layer="layout" svg:width="1.25cm" svg:height="1.25cm" svg:x="13.153cm" svg:y="11.353cm">
          <text:p text:style-name="P3"><text:span text:style-name="T2">备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0.818cm" svg:y1="10.018cm" svg:x2="13.336cm" svg:y2="11.536cm" draw:start-shape="id2" draw:start-glue-point="9" draw:end-shape="id4" draw:end-glue-point="5" svg:d="M10818 10018l2518 1518" svg:viewBox="0 0 2519 1519">
          <text:p/>
        </draw:connector>
        <draw:frame draw:style-name="gr6" draw:text-style-name="P2" draw:layer="layout" svg:width="1.716cm" svg:height="0.772cm" svg:x="11.261cm" svg:y="9.989cm">
          <draw:text-box>
            <text:p><text:span text:style-name="T1">票数少于半数，进入备点</text:span></text:p>
          </draw:text-box>
        </draw:frame>
        <draw:frame draw:style-name="gr6" draw:text-style-name="P2" draw:layer="layout" svg:width="1.955cm" svg:height="0.772cm" svg:x="8.112cm" svg:y="10.151cm">
          <draw:text-box>
            <text:p><text:span text:style-name="T1">票数最多并且超过半数，进入主点</text:span></text:p>
          </draw:text-box>
        </draw:frame>
        <draw:custom-shape draw:style-name="gr11" draw:text-style-name="P8" xml:id="id5" draw:id="id5" draw:layer="layout" svg:width="1.25cm" svg:height="1.25cm" svg:x="9.75cm" svg:y="13.85cm">
          <text:p text:style-name="P3"><text:span text:style-name="T2">主点同步数据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0.377cm" svg:y1="12.702cm" svg:x2="10.375cm" svg:y2="13.85cm" draw:start-shape="id3" draw:start-glue-point="8" draw:end-shape="id5" draw:end-glue-point="4" svg:d="M10377 12702l-2 1148" svg:viewBox="0 0 3 1149">
          <text:p/>
        </draw:connector>
        <draw:frame draw:style-name="gr6" draw:text-style-name="P2" draw:layer="layout" svg:width="1.618cm" svg:height="0.772cm" svg:x="8.132cm" svg:y="12.696cm">
          <draw:text-box>
            <text:p><text:span text:style-name="T1">主点构建出一个二叉树拓扑</text:span></text:p>
          </draw:text-box>
        </draw:frame>
        <draw:custom-shape draw:style-name="gr13" draw:text-style-name="P3" xml:id="id6" draw:id="id6" draw:layer="layout" svg:width="1.25cm" svg:height="1.25cm" svg:x="13.15cm" svg:y="13.75cm">
          <text:p text:style-name="P3"><text:span text:style-name="T2">备点同步数据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3.778cm" svg:y1="12.603cm" svg:x2="13.775cm" svg:y2="13.75cm" draw:start-shape="id4" draw:start-glue-point="8" draw:end-shape="id6" draw:end-glue-point="4" svg:d="M13778 12603l-3 1147" svg:viewBox="0 0 4 1148">
          <text:p/>
        </draw:connector>
        <draw:frame draw:style-name="gr15" draw:text-style-name="P2" draw:layer="layout" svg:width="1.955cm" svg:height="1.025cm" svg:x="14.145cm" svg:y="12.6cm">
          <draw:text-box>
            <text:p><text:span text:style-name="T1">完成节点拓扑构建，建立好必要的网络连接</text:span></text:p>
          </draw:text-box>
        </draw:frame>
        <draw:custom-shape draw:style-name="gr16" draw:text-style-name="P9" xml:id="id7" draw:id="id7" draw:layer="layout" svg:width="1.25cm" svg:height="1.25cm" svg:x="9.751cm" svg:y="16.151cm">
          <text:p text:style-name="P3"><text:span text:style-name="T2">主点同步数据完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0.375cm" svg:y1="15.1cm" svg:x2="10.376cm" svg:y2="16.151cm" draw:start-shape="id5" draw:end-shape="id7" svg:d="M10375 15100l1 1051" svg:viewBox="0 0 2 1052">
          <text:p/>
        </draw:connector>
        <draw:frame draw:style-name="gr18" draw:text-style-name="P2" draw:layer="layout" svg:width="1.955cm" svg:height="1.283cm" svg:x="8.045cm" svg:y="14.4cm">
          <draw:text-box>
            <text:p><text:span text:style-name="T1">给两个子节点同步数据，并且在内存节点表中，发现所有节点数据一致</text:span></text:p>
          </draw:text-box>
        </draw:frame>
        <draw:custom-shape draw:style-name="gr19" draw:text-style-name="P10" xml:id="id8" draw:id="id8" draw:layer="layout" svg:width="1.25cm" svg:height="1.25cm" svg:x="13.151cm" svg:y="16.151cm">
          <text:p text:style-name="P3"><text:span text:style-name="T2">备点同步数据完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13.775cm" svg:y1="15cm" svg:x2="13.776cm" svg:y2="16.151cm" draw:start-shape="id6" draw:start-glue-point="8" draw:end-shape="id8" draw:end-glue-point="4" svg:d="M13775 15000l1 1151" svg:viewBox="0 0 2 1152">
          <text:p/>
        </draw:connector>
        <draw:frame draw:style-name="gr21" draw:text-style-name="P2" draw:layer="layout" svg:width="1.955cm" svg:height="1.541cm" svg:x="14.334cm" svg:y="15.098cm">
          <draw:text-box>
            <text:p><text:span text:style-name="T1">接收父节点数据，并给下家同步数据，并且收到主点发送的同步完成通知</text:span></text:p>
          </draw:text-box>
        </draw:frame>
        <draw:custom-shape draw:style-name="gr22" draw:text-style-name="P11" xml:id="id9" draw:id="id9" draw:layer="layout" svg:width="1.25cm" svg:height="1.25cm" svg:x="4.75cm" svg:y="18.35cm">
          <text:p text:style-name="P3"><text:span text:style-name="T2">主点一个子节点被下线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line" svg:x1="9.751cm" svg:y1="16.776cm" svg:x2="5.817cm" svg:y2="18.533cm" draw:start-shape="id7" draw:start-glue-point="6" draw:end-shape="id9" draw:end-glue-point="11" svg:d="M9751 16776l-3934 1757" svg:viewBox="0 0 3935 1758">
          <text:p/>
        </draw:connector>
        <draw:frame draw:style-name="gr21" draw:text-style-name="P2" draw:layer="layout" svg:width="2.455cm" svg:height="1.541cm" svg:x="4.795cm" svg:y="17.059cm">
          <draw:text-box>
            <text:p><text:span text:style-name="T1">由于某种原因，经过仲裁一个第二层子节点下线，并且有其他多余节点可以被选做新的子节点</text:span></text:p>
          </draw:text-box>
        </draw:frame>
        <draw:frame draw:style-name="gr15" draw:text-style-name="P2" draw:layer="layout" svg:width="1.955cm" svg:height="1.025cm" svg:x="7.545cm" svg:y="15.85cm">
          <draw:text-box>
            <text:p><text:span text:style-name="T1">此状态是稳定状态，可以接收设备连接和数据</text:span></text:p>
          </draw:text-box>
        </draw:frame>
        <draw:custom-shape draw:style-name="gr24" draw:text-style-name="P12" xml:id="id10" draw:id="id10" draw:layer="layout" svg:width="1.25cm" svg:height="1.25cm" svg:x="6.25cm" svg:y="20.1cm">
          <text:p text:style-name="P3"><text:span text:style-name="T2">主点建立新子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5.817cm" svg:y1="19.417cm" svg:x2="6.433cm" svg:y2="20.283cm" draw:start-shape="id9" draw:start-glue-point="9" draw:end-shape="id10" draw:end-glue-point="5" svg:d="M5817 19417l616 866" svg:viewBox="0 0 617 867">
          <text:p/>
        </draw:connector>
        <draw:frame draw:style-name="gr21" draw:text-style-name="P2" draw:layer="layout" svg:width="1.955cm" svg:height="1.541cm" svg:x="4.446cm" svg:y="19.95cm">
          <draw:text-box>
            <text:p><text:span text:style-name="T1">主点以被离线节点的子树中寻找新节点，如果没有的话，到另一个子节点的子树中找</text:span></text:p>
          </draw:text-box>
        </draw:frame>
        <draw:connector draw:style-name="gr26" draw:text-style-name="P1" draw:layer="layout" draw:type="line" svg:x1="7.317cm" svg:y1="20.283cm" svg:x2="10.376cm" svg:y2="17.401cm" draw:start-shape="id10" draw:start-glue-point="11" draw:end-shape="id7" draw:end-glue-point="8" svg:d="M7317 20283l3059-2882" svg:viewBox="0 0 3060 2883">
          <text:p/>
        </draw:connector>
        <draw:frame draw:style-name="gr2" draw:text-style-name="P2" draw:layer="layout" svg:width="1.75cm" svg:height="0.767cm" svg:x="8cm" svg:y="17.85cm">
          <draw:text-box>
            <text:p><text:span text:style-name="T1">和新子节点完成数据同步</text:span></text:p>
          </draw:text-box>
        </draw:frame>
        <draw:custom-shape draw:style-name="gr27" draw:text-style-name="P13" draw:layer="layout" svg:width="3.75cm" svg:height="4.5cm" svg:x="3.967cm" svg:y="16.927cm">
          <text:p/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1.955cm" svg:height="2.315cm" svg:x="1.75cm" svg:y="18.035cm">
          <draw:text-box>
            <text:p><text:span text:style-name="T1">这两个状态是临时状态，主点不中断服务（还有一个子节点可以确认数据），继续对外服务，同时尽快找到新的子节点，并把数据同步过去</text:span></text:p>
          </draw:text-box>
        </draw:frame>
        <draw:frame draw:style-name="gr28" draw:text-style-name="P2" draw:layer="layout" svg:width="3.938cm" svg:height="2.315cm" svg:x="3.25cm" svg:y="12.597cm">
          <draw:text-box>
            <text:p><text:span text:style-name="T1">目前采用二叉树拓扑，主点有两个子节点，同时向两个子节点写数据，避免一个子节点故障，影响主点对外提供服务</text:span></text:p>
            <text:p><text:span text:style-name="T1"/></text:p>
            <text:p><text:span text:style-name="T1">由于采用二叉树架构，那么主点下线后，新的主点一定在其下一层两个节点中选定。只有这两个节点参选，这两个的字节点参与投票</text:span></text:p>
          </draw:text-box>
        </draw:frame>
        <draw:custom-shape draw:style-name="gr29" draw:text-style-name="P14" xml:id="id11" draw:id="id11" draw:layer="layout" svg:width="1.25cm" svg:height="1.25cm" svg:x="9.75cm" svg:y="20.1cm">
          <text:p text:style-name="P3"><text:span text:style-name="T2">下线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" draw:layer="layout" draw:type="line" svg:x1="10.376cm" svg:y1="17.401cm" svg:x2="10.375cm" svg:y2="20.1cm" draw:start-shape="id7" draw:start-glue-point="8" draw:end-shape="id11" draw:end-glue-point="4" svg:d="M10376 17401l-1 2699" svg:viewBox="0 0 2 2700">
          <text:p/>
        </draw:connector>
        <draw:frame draw:style-name="gr15" draw:text-style-name="P2" draw:layer="layout" svg:width="1.714cm" svg:height="1.025cm" svg:x="10.279cm" svg:y="18.08cm">
          <draw:text-box>
            <text:p><text:span text:style-name="T1">主点发现自己故障或者被裁定为下线状态</text:span></text:p>
          </draw:text-box>
        </draw:frame>
        <draw:frame draw:style-name="gr31" draw:text-style-name="P2" draw:layer="layout" svg:width="1.986cm" svg:height="2.831cm" svg:x="16.75cm" svg:y="12.1cm">
          <draw:text-box>
            <text:p><text:span text:style-name="T1">主节点（二叉树根节点）主动或被裁定下线后，进行新一轮选举，然后形成新的二叉树，稳态后继续提供服务</text:span></text:p>
          </draw:text-box>
        </draw:frame>
        <draw:frame draw:style-name="gr32" draw:text-style-name="P2" draw:layer="layout" svg:width="2.165cm" svg:height="1.592cm" svg:x="12.732cm" svg:y="18.422cm">
          <draw:text-box>
            <text:p><text:span text:style-name="T1">层</text:span><text:span text:style-name="T1">3</text:span><text:span text:style-name="T1">及以下层的节点故障或被裁定下线，不触发重现选举，直接下线</text:span></text:p>
          </draw:text-box>
        </draw:frame>
        <draw:connector draw:style-name="gr33" draw:text-style-name="P1" draw:layer="layout" draw:line-skew="1.847cm" svg:x1="14.401cm" svg:y1="16.776cm" svg:x2="11.001cm" svg:y2="9.576cm" draw:start-shape="id8" draw:start-glue-point="10" draw:end-shape="id2" draw:end-glue-point="10" svg:d="M14401 16776h2349v-7200h-5749" svg:viewBox="0 0 5750 7201">
          <text:p/>
        </draw:connector>
        <draw:connector draw:style-name="gr34" draw:text-style-name="P1" draw:layer="layout" draw:type="line" svg:x1="13.776cm" svg:y1="17.401cm" svg:x2="10.817cm" svg:y2="20.283cm" draw:start-shape="id8" draw:start-glue-point="8" draw:end-shape="id11" draw:end-glue-point="11" svg:d="M13776 17401l-2959 2882" svg:viewBox="0 0 2960 2883">
          <text:p/>
        </draw:connector>
        <draw:frame draw:style-name="gr18" draw:text-style-name="P2" draw:layer="layout" svg:width="2.879cm" svg:height="1.283cm" svg:x="9cm" svg:y="21.601cm">
          <draw:text-box>
            <text:p><text:span text:style-name="T1">进入下线状态后进程退出，不再参与这个集群的任何操作，避免引起其他节点误操作</text:span></text:p>
            <text:p><text:span text:style-name="T1"/></text:p>
          </draw:text-box>
        </draw:frame>
        <draw:connector draw:style-name="gr35" draw:text-style-name="P1" draw:layer="layout" draw:type="curve" svg:x1="13.151cm" svg:y1="16.776cm" svg:x2="13.15cm" svg:y2="14.375cm" draw:start-shape="id8" draw:start-glue-point="6" draw:end-shape="id6" draw:end-glue-point="6" svg:d="M13151 16776c-753 0-752-2401-1-2401" svg:viewBox="0 0 565 2402">
          <text:p/>
        </draw:connector>
        <draw:frame draw:style-name="gr15" draw:text-style-name="P2" draw:layer="layout" svg:width="1.955cm" svg:height="1.025cm" svg:x="10.84cm" svg:y="15.03cm">
          <draw:text-box>
            <text:p><text:span text:style-name="T1">层</text:span><text:span text:style-name="T1">3</text:span><text:span text:style-name="T1">备点被提升到层</text:span><text:span text:style-name="T1">2</text:span><text:span text:style-name="T1">后，可能需要同步数据</text:span></text:p>
          </draw:text-box>
        </draw:frame>
      </draw:page>
      <draw:page draw:name="page2" draw:style-name="dp1" draw:master-page-name="默认">
        <draw:custom-shape draw:style-name="gr3" draw:text-style-name="P4" xml:id="id12" draw:id="id12" draw:layer="layout" svg:width="1.25cm" svg:height="1.25cm" svg:x="4.68cm" svg:y="2.607cm">
          <text:p text:style-name="P3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13" draw:id="id13" draw:layer="layout" svg:width="1.25cm" svg:height="1.25cm" svg:x="3.53cm" svg:y="4.488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14" draw:id="id14" draw:layer="layout" svg:width="1.25cm" svg:height="1.25cm" svg:x="6.051cm" svg:y="4.462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4.863cm" svg:y1="3.674cm" svg:x2="4.155cm" svg:y2="4.488cm" draw:start-shape="id12" draw:start-glue-point="7" draw:end-shape="id13" draw:end-glue-point="4" svg:d="M4863 3674l-708 814" svg:viewBox="0 0 709 815">
          <text:p/>
        </draw:connector>
        <draw:connector draw:style-name="gr38" draw:text-style-name="P1" draw:layer="layout" draw:type="line" svg:x1="5.747cm" svg:y1="3.674cm" svg:x2="6.676cm" svg:y2="4.462cm" draw:start-shape="id12" draw:start-glue-point="9" draw:end-shape="id14" draw:end-glue-point="4" svg:d="M5747 3674l929 788" svg:viewBox="0 0 930 789">
          <text:p/>
        </draw:connector>
        <draw:custom-shape draw:style-name="gr39" draw:text-style-name="P16" xml:id="id15" draw:id="id15" draw:layer="layout" svg:width="1.25cm" svg:height="1.25cm" svg:x="2.331cm" svg:y="6.641cm">
          <text:p text:style-name="P3"><text:span text:style-name="T2">层一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16" draw:id="id16" draw:layer="layout" svg:width="1.25cm" svg:height="1.25cm" svg:x="4.052cm" svg:y="6.641cm">
          <text:p text:style-name="P3"><text:span text:style-name="T2">层一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3.713cm" svg:y1="5.555cm" svg:x2="2.956cm" svg:y2="6.641cm" draw:start-shape="id13" draw:start-glue-point="7" draw:end-shape="id15" draw:end-glue-point="4" svg:d="M3713 5555l-757 1086" svg:viewBox="0 0 758 1087">
          <text:p/>
        </draw:connector>
        <draw:connector draw:style-name="gr41" draw:text-style-name="P1" draw:layer="layout" draw:type="line" svg:x1="4.155cm" svg:y1="5.738cm" svg:x2="4.677cm" svg:y2="6.641cm" draw:start-shape="id13" draw:start-glue-point="8" draw:end-shape="id16" draw:end-glue-point="4" svg:d="M4155 5738l522 903" svg:viewBox="0 0 523 904">
          <text:p/>
        </draw:connector>
        <draw:frame draw:style-name="gr2" draw:text-style-name="P2" draw:layer="layout" svg:width="1.875cm" svg:height="0.767cm" svg:x="2.677cm" svg:y="2.759cm">
          <draw:text-box>
            <text:p><text:span text:style-name="T1">层一只有主点，即二叉树根节点</text:span></text:p>
          </draw:text-box>
        </draw:frame>
        <draw:frame draw:style-name="gr42" draw:text-style-name="P2" draw:layer="layout" svg:width="2.33cm" svg:height="2.841cm" svg:x="1cm" svg:y="3.672cm">
          <draw:text-box>
            <text:p><text:span text:style-name="T1">层二尽量维护两个子节点，主点发送给子节点的数据需要字节点发生</text:span><text:span text:style-name="T1">ACK</text:span><text:span text:style-name="T1">，进行确认，只有</text:span><text:span text:style-name="T1">ACK</text:span><text:span text:style-name="T1">后的数据才能从主点发出，当此层节点下线后，由根节点在层三选一个节点进行补全层二</text:span></text:p>
          </draw:text-box>
        </draw:frame>
        <draw:custom-shape draw:style-name="gr39" draw:text-style-name="P16" xml:id="id17" draw:id="id17" draw:layer="layout" svg:width="1.25cm" svg:height="1.25cm" svg:x="5.817cm" svg:y="6.641cm">
          <text:p text:style-name="P3"><text:span text:style-name="T2">层一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18" draw:id="id18" draw:layer="layout" svg:width="1.25cm" svg:height="1.25cm" svg:x="7.438cm" svg:y="6.641cm">
          <text:p text:style-name="P3"><text:span text:style-name="T2">层一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6.676cm" svg:y1="5.712cm" svg:x2="6.442cm" svg:y2="6.641cm" draw:start-shape="id14" draw:start-glue-point="8" draw:end-shape="id17" draw:end-glue-point="4" svg:d="M6676 5712l-234 929" svg:viewBox="0 0 235 930">
          <text:p/>
        </draw:connector>
        <draw:connector draw:style-name="gr44" draw:text-style-name="P1" draw:layer="layout" draw:type="line" svg:x1="7.118cm" svg:y1="5.529cm" svg:x2="8.063cm" svg:y2="6.641cm" draw:start-shape="id14" draw:start-glue-point="9" draw:end-shape="id18" draw:end-glue-point="4" svg:d="M7118 5529l945 1112" svg:viewBox="0 0 946 1113">
          <text:p/>
        </draw:connector>
        <draw:custom-shape draw:style-name="gr3" draw:text-style-name="P4" xml:id="id19" draw:id="id19" draw:layer="layout" svg:width="1.25cm" svg:height="1.25cm" svg:x="14.581cm" svg:y="2.608cm">
          <text:p text:style-name="P3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20" draw:id="id20" draw:layer="layout" svg:width="1.25cm" svg:height="1.25cm" svg:x="13.431cm" svg:y="4.489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21" draw:id="id21" draw:layer="layout" svg:width="1.25cm" svg:height="1.25cm" svg:x="15.952cm" svg:y="4.463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764cm" svg:y1="3.675cm" svg:x2="14.056cm" svg:y2="4.489cm" draw:start-shape="id19" draw:start-glue-point="7" draw:end-shape="id20" draw:end-glue-point="4" svg:d="M14764 3675l-708 814" svg:viewBox="0 0 709 815">
          <text:p/>
        </draw:connector>
        <draw:connector draw:style-name="gr38" draw:text-style-name="P1" draw:layer="layout" draw:type="line" svg:x1="15.648cm" svg:y1="3.675cm" svg:x2="16.577cm" svg:y2="4.463cm" draw:start-shape="id19" draw:start-glue-point="9" draw:end-shape="id21" draw:end-glue-point="4" svg:d="M15648 3675l929 788" svg:viewBox="0 0 930 789">
          <text:p/>
        </draw:connector>
        <draw:custom-shape draw:style-name="gr39" draw:text-style-name="P16" xml:id="id22" draw:id="id22" draw:layer="layout" svg:width="1.25cm" svg:height="1.25cm" svg:x="12.232cm" svg:y="6.642cm">
          <text:p text:style-name="P3"><text:span text:style-name="T2">层一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xml:id="id23" draw:id="id23" draw:layer="layout" svg:width="1.25cm" svg:height="1.25cm" svg:x="13.953cm" svg:y="6.642cm">
          <text:p text:style-name="P3"><text:span text:style-name="T2">层一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3.614cm" svg:y1="5.556cm" svg:x2="12.857cm" svg:y2="6.642cm" draw:start-shape="id20" draw:start-glue-point="7" draw:end-shape="id22" draw:end-glue-point="4" svg:d="M13614 5556l-757 1086" svg:viewBox="0 0 758 1087">
          <text:p/>
        </draw:connector>
        <draw:connector draw:style-name="gr41" draw:text-style-name="P1" draw:layer="layout" draw:type="line" svg:x1="14.056cm" svg:y1="5.739cm" svg:x2="14.578cm" svg:y2="6.642cm" draw:start-shape="id20" draw:start-glue-point="8" draw:end-shape="id23" draw:end-glue-point="4" svg:d="M14056 5739l522 903" svg:viewBox="0 0 523 904">
          <text:p/>
        </draw:connector>
        <draw:custom-shape draw:style-name="gr39" draw:text-style-name="P16" xml:id="id24" draw:id="id24" draw:layer="layout" svg:width="1.25cm" svg:height="1.25cm" svg:x="15.718cm" svg:y="6.642cm">
          <text:p text:style-name="P3"><text:span text:style-name="T2">层一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25" draw:id="id25" draw:layer="layout" svg:width="1.25cm" svg:height="1.25cm" svg:x="17.339cm" svg:y="6.642cm">
          <text:p text:style-name="P3"><text:span text:style-name="T2">层一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16.577cm" svg:y1="5.713cm" svg:x2="16.343cm" svg:y2="6.642cm" draw:start-shape="id21" draw:start-glue-point="8" draw:end-shape="id24" draw:end-glue-point="4" svg:d="M16577 5713l-234 929" svg:viewBox="0 0 235 930">
          <text:p/>
        </draw:connector>
        <draw:connector draw:style-name="gr44" draw:text-style-name="P1" draw:layer="layout" draw:type="line" svg:x1="17.019cm" svg:y1="5.53cm" svg:x2="17.964cm" svg:y2="6.642cm" draw:start-shape="id21" draw:start-glue-point="9" draw:end-shape="id25" draw:end-glue-point="4" svg:d="M17019 5530l945 1112" svg:viewBox="0 0 946 1113">
          <text:p/>
        </draw:connector>
        <draw:line draw:style-name="gr45" draw:text-style-name="P1" draw:layer="layout" svg:x1="14.334cm" svg:y1="5.86cm" svg:x2="14.111cm" svg:y2="6.142cm">
          <text:p/>
        </draw:line>
        <draw:line draw:style-name="gr45" draw:text-style-name="P1" draw:layer="layout" svg:x1="14.022cm" svg:y1="5.904cm" svg:x2="14.393cm" svg:y2="6.097cm">
          <text:p/>
        </draw:line>
        <draw:line draw:style-name="gr46" draw:text-style-name="P1" draw:layer="layout" svg:x1="9.135cm" svg:y1="4.919cm" svg:x2="11.363cm" svg:y2="4.919cm">
          <text:p/>
        </draw:line>
        <draw:frame draw:style-name="gr21" draw:text-style-name="P2" draw:layer="layout" svg:width="2.771cm" svg:height="1.541cm" svg:x="8.919cm" svg:y="3.372cm">
          <draw:text-box>
            <text:p><text:span text:style-name="T1">层三及以下节点故障，不改动拓扑，如果出现不平衡状态，还是需要从下一层进行补充，总之让每个节点的负载均衡起来</text:span></text:p>
          </draw:text-box>
        </draw:frame>
        <draw:custom-shape draw:style-name="gr3" draw:text-style-name="P4" xml:id="id26" draw:id="id26" draw:layer="layout" svg:width="1.25cm" svg:height="1.25cm" svg:x="4.681cm" svg:y="11.708cm">
          <text:p text:style-name="P3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xml:id="id27" draw:id="id27" draw:layer="layout" svg:width="1.25cm" svg:height="1.25cm" svg:x="3.531cm" svg:y="13.589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28" draw:id="id28" draw:layer="layout" svg:width="1.25cm" svg:height="1.25cm" svg:x="6.052cm" svg:y="13.563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4.864cm" svg:y1="12.775cm" svg:x2="4.156cm" svg:y2="13.589cm" draw:start-shape="id26" draw:start-glue-point="7" draw:end-shape="id27" draw:end-glue-point="4" svg:d="M4864 12775l-708 814" svg:viewBox="0 0 709 815">
          <text:p/>
        </draw:connector>
        <draw:connector draw:style-name="gr38" draw:text-style-name="P1" draw:layer="layout" draw:type="line" svg:x1="5.748cm" svg:y1="12.775cm" svg:x2="6.677cm" svg:y2="13.563cm" draw:start-shape="id26" draw:start-glue-point="9" draw:end-shape="id28" draw:end-glue-point="4" svg:d="M5748 12775l929 788" svg:viewBox="0 0 930 789">
          <text:p/>
        </draw:connector>
        <draw:custom-shape draw:style-name="gr39" draw:text-style-name="P16" xml:id="id29" draw:id="id29" draw:layer="layout" svg:width="1.25cm" svg:height="1.25cm" svg:x="2.332cm" svg:y="15.742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30" draw:id="id30" draw:layer="layout" svg:width="1.25cm" svg:height="1.25cm" svg:x="4.053cm" svg:y="15.742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3.714cm" svg:y1="14.656cm" svg:x2="2.957cm" svg:y2="15.742cm" draw:start-shape="id27" draw:start-glue-point="7" draw:end-shape="id29" draw:end-glue-point="4" svg:d="M3714 14656l-757 1086" svg:viewBox="0 0 758 1087">
          <text:p/>
        </draw:connector>
        <draw:connector draw:style-name="gr41" draw:text-style-name="P1" draw:layer="layout" draw:type="line" svg:x1="4.156cm" svg:y1="14.839cm" svg:x2="4.678cm" svg:y2="15.742cm" draw:start-shape="id27" draw:start-glue-point="8" draw:end-shape="id30" draw:end-glue-point="4" svg:d="M4156 14839l522 903" svg:viewBox="0 0 523 904">
          <text:p/>
        </draw:connector>
        <draw:frame draw:style-name="gr2" draw:text-style-name="P2" draw:layer="layout" svg:width="1.875cm" svg:height="0.767cm" svg:x="2.678cm" svg:y="11.86cm">
          <draw:text-box>
            <text:p><text:span text:style-name="T1">层一只有主点，即二叉树根节点</text:span></text:p>
          </draw:text-box>
        </draw:frame>
        <draw:custom-shape draw:style-name="gr39" draw:text-style-name="P16" xml:id="id31" draw:id="id31" draw:layer="layout" svg:width="1.25cm" svg:height="1.25cm" svg:x="5.818cm" svg:y="15.742cm">
          <text:p text:style-name="P3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32" draw:id="id32" draw:layer="layout" svg:width="1.25cm" svg:height="1.25cm" svg:x="7.439cm" svg:y="15.742cm">
          <text:p text:style-name="P3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6.677cm" svg:y1="14.813cm" svg:x2="6.443cm" svg:y2="15.742cm" draw:start-shape="id28" draw:start-glue-point="8" draw:end-shape="id31" draw:end-glue-point="4" svg:d="M6677 14813l-234 929" svg:viewBox="0 0 235 930">
          <text:p/>
        </draw:connector>
        <draw:connector draw:style-name="gr44" draw:text-style-name="P1" draw:layer="layout" draw:type="line" svg:x1="7.119cm" svg:y1="14.63cm" svg:x2="8.064cm" svg:y2="15.742cm" draw:start-shape="id28" draw:start-glue-point="9" draw:end-shape="id32" draw:end-glue-point="4" svg:d="M7119 14630l945 1112" svg:viewBox="0 0 946 1113">
          <text:p/>
        </draw:connector>
        <draw:line draw:style-name="gr47" draw:text-style-name="P1" draw:layer="layout" svg:x1="5.206cm" svg:y1="9.406cm" svg:x2="5.206cm" svg:y2="11.01cm">
          <text:p/>
        </draw:line>
        <draw:frame draw:style-name="gr28" draw:text-style-name="P2" draw:layer="layout" svg:width="1.875cm" svg:height="2.315cm" svg:x="2.78cm" svg:y="9.044cm">
          <draw:text-box>
            <text:p><text:span text:style-name="T1">层二节点故障，主点需要从层三中选择一个补到层二，选择不用很精准，按照内存维护的数据就可以，主点可以补数据</text:span></text:p>
          </draw:text-box>
        </draw:frame>
        <draw:line draw:style-name="gr45" draw:text-style-name="P1" draw:layer="layout" svg:x1="4.735cm" svg:y1="12.961cm" svg:x2="4.512cm" svg:y2="13.243cm">
          <text:p/>
        </draw:line>
        <draw:line draw:style-name="gr45" draw:text-style-name="P1" draw:layer="layout" svg:x1="4.423cm" svg:y1="13.005cm" svg:x2="4.794cm" svg:y2="13.198cm">
          <text:p/>
        </draw:line>
        <draw:custom-shape draw:style-name="gr3" draw:text-style-name="P4" xml:id="id33" draw:id="id33" draw:layer="layout" svg:width="1.25cm" svg:height="1.25cm" svg:x="14.482cm" svg:y="11.709cm">
          <text:p text:style-name="P3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34" draw:id="id34" draw:layer="layout" svg:width="1.25cm" svg:height="1.25cm" svg:x="13.332cm" svg:y="13.59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35" draw:id="id35" draw:layer="layout" svg:width="1.25cm" svg:height="1.25cm" svg:x="15.853cm" svg:y="13.564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665cm" svg:y1="12.776cm" svg:x2="13.957cm" svg:y2="13.59cm" draw:start-shape="id33" draw:start-glue-point="7" draw:end-shape="id34" draw:end-glue-point="4" svg:d="M14665 12776l-708 814" svg:viewBox="0 0 709 815">
          <text:p/>
        </draw:connector>
        <draw:connector draw:style-name="gr38" draw:text-style-name="P1" draw:layer="layout" draw:type="line" svg:x1="15.549cm" svg:y1="12.776cm" svg:x2="16.478cm" svg:y2="13.564cm" draw:start-shape="id33" draw:start-glue-point="9" draw:end-shape="id35" draw:end-glue-point="4" svg:d="M15549 12776l929 788" svg:viewBox="0 0 930 789">
          <text:p/>
        </draw:connector>
        <draw:custom-shape draw:style-name="gr39" draw:text-style-name="P16" xml:id="id36" draw:id="id36" draw:layer="layout" svg:width="1.25cm" svg:height="1.25cm" svg:x="13.854cm" svg:y="15.743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3.957cm" svg:y1="14.84cm" svg:x2="14.479cm" svg:y2="15.743cm" draw:start-shape="id34" draw:start-glue-point="8" draw:end-shape="id36" draw:end-glue-point="4" svg:d="M13957 14840l522 903" svg:viewBox="0 0 523 904">
          <text:p/>
        </draw:connector>
        <draw:custom-shape draw:style-name="gr39" draw:text-style-name="P16" xml:id="id37" draw:id="id37" draw:layer="layout" svg:width="1.25cm" svg:height="1.25cm" svg:x="15.619cm" svg:y="15.743cm">
          <text:p text:style-name="P3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38" draw:id="id38" draw:layer="layout" svg:width="1.25cm" svg:height="1.25cm" svg:x="17.24cm" svg:y="15.743cm">
          <text:p text:style-name="P3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16.478cm" svg:y1="14.814cm" svg:x2="16.244cm" svg:y2="15.743cm" draw:start-shape="id35" draw:start-glue-point="8" draw:end-shape="id37" draw:end-glue-point="4" svg:d="M16478 14814l-234 929" svg:viewBox="0 0 235 930">
          <text:p/>
        </draw:connector>
        <draw:connector draw:style-name="gr44" draw:text-style-name="P1" draw:layer="layout" draw:type="line" svg:x1="16.92cm" svg:y1="14.631cm" svg:x2="17.865cm" svg:y2="15.743cm" draw:start-shape="id35" draw:start-glue-point="9" draw:end-shape="id38" draw:end-glue-point="4" svg:d="M16920 14631l945 1112" svg:viewBox="0 0 946 1113">
          <text:p/>
        </draw:connector>
        <draw:line draw:style-name="gr46" draw:text-style-name="P1" draw:layer="layout" svg:x1="9.136cm" svg:y1="14.095cm" svg:x2="11.364cm" svg:y2="14.095cm">
          <text:p/>
        </draw:line>
        <draw:frame draw:style-name="gr21" draw:text-style-name="P2" draw:layer="layout" svg:width="2.771cm" svg:height="1.541cm" svg:x="8.92cm" svg:y="12.548cm">
          <draw:text-box>
            <text:p><text:span text:style-name="T1">层三及以下节点故障，不改动拓扑，如果出现不平衡状态，还是需要从下一层进行补充，总之让每个节点的负载均衡起来</text:span></text:p>
          </draw:text-box>
        </draw:frame>
        <draw:custom-shape draw:style-name="gr29" draw:text-style-name="P14" xml:id="id39" draw:id="id39" draw:layer="layout" svg:width="1.25cm" svg:height="1.25cm" svg:x="4.682cm" svg:y="21.509cm">
          <text:p text:style-name="P3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0" draw:id="id40" draw:layer="layout" svg:width="1.25cm" svg:height="1.25cm" svg:x="3.532cm" svg:y="23.39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41" draw:id="id41" draw:layer="layout" svg:width="1.25cm" svg:height="1.25cm" svg:x="6.053cm" svg:y="23.364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4.865cm" svg:y1="22.576cm" svg:x2="4.157cm" svg:y2="23.39cm" draw:start-shape="id39" draw:start-glue-point="7" draw:end-shape="id40" draw:end-glue-point="4" svg:d="M4865 22576l-708 814" svg:viewBox="0 0 709 815">
          <text:p/>
        </draw:connector>
        <draw:connector draw:style-name="gr38" draw:text-style-name="P1" draw:layer="layout" draw:type="line" svg:x1="5.749cm" svg:y1="22.576cm" svg:x2="6.678cm" svg:y2="23.364cm" draw:start-shape="id39" draw:start-glue-point="9" draw:end-shape="id41" draw:end-glue-point="4" svg:d="M5749 22576l929 788" svg:viewBox="0 0 930 789">
          <text:p/>
        </draw:connector>
        <draw:custom-shape draw:style-name="gr39" draw:text-style-name="P16" xml:id="id42" draw:id="id42" draw:layer="layout" svg:width="1.25cm" svg:height="1.25cm" svg:x="2.333cm" svg:y="25.543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43" draw:id="id43" draw:layer="layout" svg:width="1.25cm" svg:height="1.25cm" svg:x="4.054cm" svg:y="25.543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3.715cm" svg:y1="24.457cm" svg:x2="2.958cm" svg:y2="25.543cm" draw:start-shape="id40" draw:start-glue-point="7" draw:end-shape="id42" draw:end-glue-point="4" svg:d="M3715 24457l-757 1086" svg:viewBox="0 0 758 1087">
          <text:p/>
        </draw:connector>
        <draw:connector draw:style-name="gr41" draw:text-style-name="P1" draw:layer="layout" draw:type="line" svg:x1="4.157cm" svg:y1="24.64cm" svg:x2="4.679cm" svg:y2="25.543cm" draw:start-shape="id40" draw:start-glue-point="8" draw:end-shape="id43" draw:end-glue-point="4" svg:d="M4157 24640l522 903" svg:viewBox="0 0 523 904">
          <text:p/>
        </draw:connector>
        <draw:frame draw:style-name="gr15" draw:text-style-name="P2" draw:layer="layout" svg:width="1.949cm" svg:height="1.025cm" svg:x="2.468cm" svg:y="21.524cm">
          <draw:text-box>
            <text:p><text:span text:style-name="T1">层一主点故障，需要从层</text:span><text:span text:style-name="T1">2</text:span><text:span text:style-name="T1">选主点</text:span></text:p>
          </draw:text-box>
        </draw:frame>
        <draw:custom-shape draw:style-name="gr39" draw:text-style-name="P16" xml:id="id44" draw:id="id44" draw:layer="layout" svg:width="1.25cm" svg:height="1.25cm" svg:x="5.819cm" svg:y="25.543cm">
          <text:p text:style-name="P3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45" draw:id="id45" draw:layer="layout" svg:width="1.25cm" svg:height="1.25cm" svg:x="7.44cm" svg:y="25.543cm">
          <text:p text:style-name="P3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6.678cm" svg:y1="24.614cm" svg:x2="6.444cm" svg:y2="25.543cm" draw:start-shape="id41" draw:start-glue-point="8" draw:end-shape="id44" draw:end-glue-point="4" svg:d="M6678 24614l-234 929" svg:viewBox="0 0 235 930">
          <text:p/>
        </draw:connector>
        <draw:connector draw:style-name="gr44" draw:text-style-name="P1" draw:layer="layout" draw:type="line" svg:x1="7.12cm" svg:y1="24.431cm" svg:x2="8.065cm" svg:y2="25.543cm" draw:start-shape="id41" draw:start-glue-point="9" draw:end-shape="id45" draw:end-glue-point="4" svg:d="M7120 24431l945 1112" svg:viewBox="0 0 946 1113">
          <text:p/>
        </draw:connector>
        <draw:line draw:style-name="gr45" draw:text-style-name="P1" draw:layer="layout" svg:x1="5.401cm" svg:y1="21.377cm" svg:x2="5.178cm" svg:y2="21.659cm">
          <text:p/>
        </draw:line>
        <draw:line draw:style-name="gr45" draw:text-style-name="P1" draw:layer="layout" svg:x1="5.089cm" svg:y1="21.421cm" svg:x2="5.46cm" svg:y2="21.614cm">
          <text:p/>
        </draw:line>
        <draw:custom-shape draw:style-name="gr3" draw:text-style-name="P4" xml:id="id46" draw:id="id46" draw:layer="layout" svg:width="1.25cm" svg:height="1.25cm" svg:x="14.383cm" svg:y="21.485cm">
          <text:p text:style-name="P3"><text:span text:style-name="T3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7" draw:id="id47" draw:layer="layout" svg:width="1.25cm" svg:height="1.25cm" svg:x="13.233cm" svg:y="23.366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48" draw:id="id48" draw:layer="layout" svg:width="1.25cm" svg:height="1.25cm" svg:x="15.754cm" svg:y="23.34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566cm" svg:y1="22.552cm" svg:x2="13.858cm" svg:y2="23.366cm" draw:start-shape="id46" draw:start-glue-point="7" draw:end-shape="id47" draw:end-glue-point="4" svg:d="M14566 22552l-708 814" svg:viewBox="0 0 709 815">
          <text:p/>
        </draw:connector>
        <draw:connector draw:style-name="gr38" draw:text-style-name="P1" draw:layer="layout" draw:type="line" svg:x1="15.45cm" svg:y1="22.552cm" svg:x2="16.379cm" svg:y2="23.34cm" draw:start-shape="id46" draw:start-glue-point="9" draw:end-shape="id48" draw:end-glue-point="4" svg:d="M15450 22552l929 788" svg:viewBox="0 0 930 789">
          <text:p/>
        </draw:connector>
        <draw:custom-shape draw:style-name="gr49" draw:text-style-name="P19" xml:id="id52" draw:id="id52" draw:layer="layout" svg:width="1.25cm" svg:height="1.25cm" svg:x="12.034cm" svg:y="25.519cm">
          <text:p text:style-name="P18"><text:span text:style-name="T3">备点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49" draw:id="id49" draw:layer="layout" svg:width="1.25cm" svg:height="1.25cm" svg:x="13.755cm" svg:y="25.519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3.858cm" svg:y1="24.616cm" svg:x2="14.38cm" svg:y2="25.519cm" draw:start-shape="id47" draw:start-glue-point="8" draw:end-shape="id49" draw:end-glue-point="4" svg:d="M13858 24616l522 903" svg:viewBox="0 0 523 904">
          <text:p/>
        </draw:connector>
        <draw:frame draw:style-name="gr50" draw:text-style-name="P2" draw:layer="layout" svg:width="2.666cm" svg:height="1.799cm" svg:x="8.649cm" svg:y="21.847cm">
          <draw:text-box>
            <text:p><text:span text:style-name="T1">层一主点故障，需要从层</text:span><text:span text:style-name="T1">2</text:span><text:span text:style-name="T1">选主点，然后从层</text:span><text:span text:style-name="T1">3</text:span><text:span text:style-name="T1">中选备点补充到层</text:span><text:span text:style-name="T1">2</text:span><text:span text:style-name="T1">，层</text:span><text:span text:style-name="T1">3</text:span><text:span text:style-name="T1">有可能有层</text:span><text:span text:style-name="T1">4</text:span><text:span text:style-name="T1">补充上来的，需要避免选他们，即层</text:span><text:span text:style-name="T1">2</text:span><text:span text:style-name="T1">的节点要和层</text:span><text:span text:style-name="T1">1</text:span><text:span text:style-name="T1">挂载应用相同。</text:span></text:p>
          </draw:text-box>
        </draw:frame>
        <draw:custom-shape draw:style-name="gr39" draw:text-style-name="P16" xml:id="id50" draw:id="id50" draw:layer="layout" svg:width="1.25cm" svg:height="1.25cm" svg:x="15.52cm" svg:y="25.519cm">
          <text:p text:style-name="P3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51" draw:id="id51" draw:layer="layout" svg:width="1.25cm" svg:height="1.25cm" svg:x="17.141cm" svg:y="25.519cm">
          <text:p text:style-name="P3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16.379cm" svg:y1="24.59cm" svg:x2="16.145cm" svg:y2="25.519cm" draw:start-shape="id48" draw:start-glue-point="8" draw:end-shape="id50" draw:end-glue-point="4" svg:d="M16379 24590l-234 929" svg:viewBox="0 0 235 930">
          <text:p/>
        </draw:connector>
        <draw:connector draw:style-name="gr44" draw:text-style-name="P1" draw:layer="layout" draw:type="line" svg:x1="16.821cm" svg:y1="24.407cm" svg:x2="17.766cm" svg:y2="25.519cm" draw:start-shape="id48" draw:start-glue-point="9" draw:end-shape="id51" draw:end-glue-point="4" svg:d="M16821 24407l945 1112" svg:viewBox="0 0 946 1113">
          <text:p/>
        </draw:connector>
        <draw:connector draw:style-name="gr51" draw:text-style-name="P1" draw:layer="layout" draw:type="curve" svg:x1="13.233cm" svg:y1="23.991cm" svg:x2="14.566cm" svg:y2="21.668cm" draw:start-shape="id47" draw:start-glue-point="6" draw:end-shape="id46" draw:end-glue-point="5" svg:d="M13233 23991c-751 0-1418-2323 1333-2323" svg:viewBox="0 0 1993 2324">
          <text:p/>
        </draw:connector>
        <draw:connector draw:style-name="gr51" draw:text-style-name="P1" draw:layer="layout" draw:type="curve" svg:x1="12.034cm" svg:y1="26.144cm" svg:x2="13.233cm" svg:y2="23.991cm" draw:start-shape="id52" draw:start-glue-point="6" draw:end-shape="id47" draw:end-glue-point="6" svg:d="M12034 26144c-751 0-1351-2153 1199-2153" svg:viewBox="0 0 1849 2154">
          <text:p/>
        </draw:connector>
        <draw:line draw:style-name="gr46" draw:text-style-name="P1" draw:layer="layout" svg:x1="9.136cm" svg:y1="23.795cm" svg:x2="11.364cm" svg:y2="23.795cm">
          <text:p/>
        </draw:line>
      </draw:page>
      <draw:page draw:name="page3" draw:style-name="dp1" draw:master-page-name="默认">
        <draw:custom-shape draw:style-name="gr3" draw:text-style-name="P4" xml:id="id53" draw:id="id53" draw:layer="layout" svg:width="1.25cm" svg:height="1.25cm" svg:x="9.806cm" svg:y="4.662cm">
          <text:p text:style-name="P3"><text:span text:style-name="T3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54" draw:id="id54" draw:layer="layout" svg:width="1.25cm" svg:height="1.25cm" svg:x="8.656cm" svg:y="6.543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55" draw:id="id55" draw:layer="layout" svg:width="1.25cm" svg:height="1.25cm" svg:x="11.177cm" svg:y="6.517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9.989cm" svg:y1="5.729cm" svg:x2="9.281cm" svg:y2="6.543cm" draw:start-shape="id53" draw:start-glue-point="7" draw:end-shape="id54" draw:end-glue-point="4" svg:d="M9989 5729l-708 814" svg:viewBox="0 0 709 815">
          <text:p/>
        </draw:connector>
        <draw:connector draw:style-name="gr38" draw:text-style-name="P1" draw:layer="layout" draw:type="line" svg:x1="10.873cm" svg:y1="5.729cm" svg:x2="11.802cm" svg:y2="6.517cm" draw:start-shape="id53" draw:start-glue-point="9" draw:end-shape="id55" draw:end-glue-point="4" svg:d="M10873 5729l929 788" svg:viewBox="0 0 930 789">
          <text:p/>
        </draw:connector>
        <draw:custom-shape draw:style-name="gr39" draw:text-style-name="P16" xml:id="id56" draw:id="id56" draw:layer="layout" svg:width="1.25cm" svg:height="1.25cm" svg:x="7.457cm" svg:y="8.696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57" draw:id="id57" draw:layer="layout" svg:width="1.25cm" svg:height="1.25cm" svg:x="9.178cm" svg:y="8.696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8.839cm" svg:y1="7.61cm" svg:x2="8.082cm" svg:y2="8.696cm" draw:start-shape="id54" draw:start-glue-point="7" draw:end-shape="id56" draw:end-glue-point="4" svg:d="M8839 7610l-757 1086" svg:viewBox="0 0 758 1087">
          <text:p/>
        </draw:connector>
        <draw:connector draw:style-name="gr41" draw:text-style-name="P1" draw:layer="layout" draw:type="line" svg:x1="9.281cm" svg:y1="7.793cm" svg:x2="9.803cm" svg:y2="8.696cm" draw:start-shape="id54" draw:start-glue-point="8" draw:end-shape="id57" draw:end-glue-point="4" svg:d="M9281 7793l522 903" svg:viewBox="0 0 523 904">
          <text:p/>
        </draw:connector>
        <draw:frame draw:style-name="gr52" draw:text-style-name="P2" draw:layer="layout" svg:width="3.143cm" svg:height="1.575cm" svg:x="3.541cm" svg:y="8.873cm">
          <draw:text-box>
            <text:p><text:span text:style-name="T1">层</text:span><text:span text:style-name="T1">4</text:span><text:span text:style-name="T1">用作负载均衡层，不参与选举，即使调整到第</text:span><text:span text:style-name="T1">3</text:span><text:span text:style-name="T1">层、第</text:span><text:span text:style-name="T1">2</text:span><text:span text:style-name="T1">层，也不参与选举，因为这些节点挂载的应用可能和层</text:span><text:span text:style-name="T1">1</text:span><text:span text:style-name="T1">、</text:span><text:span text:style-name="T1">2</text:span><text:span text:style-name="T1">、</text:span><text:span text:style-name="T1">3 </text:span><text:span text:style-name="T1">不同</text:span></text:p>
          </draw:text-box>
        </draw:frame>
        <draw:custom-shape draw:style-name="gr39" draw:text-style-name="P16" xml:id="id58" draw:id="id58" draw:layer="layout" svg:width="1.25cm" svg:height="1.25cm" svg:x="10.943cm" svg:y="8.696cm">
          <text:p text:style-name="P3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59" draw:id="id59" draw:layer="layout" svg:width="1.25cm" svg:height="1.25cm" svg:x="12.564cm" svg:y="8.696cm">
          <text:p text:style-name="P3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11.802cm" svg:y1="7.767cm" svg:x2="11.568cm" svg:y2="8.696cm" draw:start-shape="id55" draw:start-glue-point="8" draw:end-shape="id58" draw:end-glue-point="4" svg:d="M11802 7767l-234 929" svg:viewBox="0 0 235 930">
          <text:p/>
        </draw:connector>
        <draw:connector draw:style-name="gr44" draw:text-style-name="P1" draw:layer="layout" draw:type="line" svg:x1="12.244cm" svg:y1="7.584cm" svg:x2="13.189cm" svg:y2="8.696cm" draw:start-shape="id55" draw:start-glue-point="9" draw:end-shape="id59" draw:end-glue-point="4" svg:d="M12244 7584l945 1112" svg:viewBox="0 0 946 1113">
          <text:p/>
        </draw:connector>
        <draw:custom-shape draw:style-name="gr53" draw:text-style-name="P20" xml:id="id60" draw:id="id60" draw:layer="layout" svg:width="1.25cm" svg:height="1.25cm" svg:x="4.358cm" svg:y="11.297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1" draw:id="id61" draw:layer="layout" svg:width="1.25cm" svg:height="1.25cm" svg:x="6.079cm" svg:y="11.297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2" draw:id="id62" draw:layer="layout" svg:width="1.25cm" svg:height="1.25cm" svg:x="7.844cm" svg:y="11.297cm">
          <text:p text:style-name="P3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3" draw:id="id63" draw:layer="layout" svg:width="1.25cm" svg:height="1.25cm" svg:x="9.465cm" svg:y="11.297cm">
          <text:p text:style-name="P3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4" draw:id="id64" draw:layer="layout" svg:width="1.25cm" svg:height="1.25cm" svg:x="11.059cm" svg:y="11.298cm">
          <text:p text:style-name="P3"><text:span text:style-name="T2">备点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5" draw:id="id65" draw:layer="layout" svg:width="1.25cm" svg:height="1.25cm" svg:x="12.78cm" svg:y="11.298cm">
          <text:p text:style-name="P3"><text:span text:style-name="T2">备点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6" draw:id="id66" draw:layer="layout" svg:width="1.25cm" svg:height="1.25cm" svg:x="14.545cm" svg:y="11.298cm">
          <text:p text:style-name="P3"><text:span text:style-name="T2">备点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7" draw:id="id67" draw:layer="layout" svg:width="1.25cm" svg:height="1.25cm" svg:x="16.166cm" svg:y="11.298cm">
          <text:p text:style-name="P3"><text:span text:style-name="T2">备点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" draw:layer="layout" draw:type="line" svg:x1="7.457cm" svg:y1="9.321cm" svg:x2="5.425cm" svg:y2="11.48cm" draw:start-shape="id56" draw:start-glue-point="6" draw:end-shape="id60" draw:end-glue-point="11" svg:d="M7457 9321l-2032 2159" svg:viewBox="0 0 2033 2160">
          <text:p/>
        </draw:connector>
        <draw:connector draw:style-name="gr55" draw:text-style-name="P1" draw:layer="layout" draw:type="line" svg:x1="8.082cm" svg:y1="9.946cm" svg:x2="6.704cm" svg:y2="11.297cm" draw:start-shape="id56" draw:start-glue-point="8" draw:end-shape="id61" draw:end-glue-point="4" svg:d="M8082 9946l-1378 1351" svg:viewBox="0 0 1379 1352">
          <text:p/>
        </draw:connector>
        <draw:connector draw:style-name="gr56" draw:text-style-name="P1" draw:layer="layout" draw:type="line" svg:x1="9.361cm" svg:y1="9.763cm" svg:x2="8.469cm" svg:y2="11.297cm" draw:start-shape="id57" draw:start-glue-point="7" draw:end-shape="id62" draw:end-glue-point="4" svg:d="M9361 9763l-892 1534" svg:viewBox="0 0 893 1535">
          <text:p/>
        </draw:connector>
        <draw:connector draw:style-name="gr57" draw:text-style-name="P1" draw:layer="layout" draw:type="line" svg:x1="9.803cm" svg:y1="9.946cm" svg:x2="10.09cm" svg:y2="11.297cm" draw:start-shape="id57" draw:start-glue-point="8" draw:end-shape="id63" draw:end-glue-point="4" svg:d="M9803 9946l287 1351" svg:viewBox="0 0 288 1352">
          <text:p/>
        </draw:connector>
        <draw:connector draw:style-name="gr58" draw:text-style-name="P1" draw:layer="layout" draw:type="line" svg:x1="11.568cm" svg:y1="9.946cm" svg:x2="11.684cm" svg:y2="11.298cm" draw:start-shape="id58" draw:start-glue-point="8" draw:end-shape="id64" draw:end-glue-point="4" svg:d="M11568 9946l116 1352" svg:viewBox="0 0 117 1353">
          <text:p/>
        </draw:connector>
        <draw:connector draw:style-name="gr59" draw:text-style-name="P1" draw:layer="layout" draw:type="line" svg:x1="12.01cm" svg:y1="9.763cm" svg:x2="13.405cm" svg:y2="11.298cm" draw:start-shape="id58" draw:start-glue-point="9" draw:end-shape="id65" draw:end-glue-point="4" svg:d="M12010 9763l1395 1535" svg:viewBox="0 0 1396 1536">
          <text:p/>
        </draw:connector>
        <draw:connector draw:style-name="gr60" draw:text-style-name="P1" draw:layer="layout" draw:type="line" svg:x1="13.631cm" svg:y1="9.763cm" svg:x2="15.17cm" svg:y2="11.298cm" draw:start-shape="id59" draw:start-glue-point="9" draw:end-shape="id66" draw:end-glue-point="4" svg:d="M13631 9763l1539 1535" svg:viewBox="0 0 1540 1536">
          <text:p/>
        </draw:connector>
        <draw:connector draw:style-name="gr61" draw:text-style-name="P1" draw:layer="layout" draw:type="line" svg:x1="13.814cm" svg:y1="9.321cm" svg:x2="16.791cm" svg:y2="11.298cm" draw:start-shape="id59" draw:start-glue-point="10" draw:end-shape="id67" draw:end-glue-point="4" svg:d="M13814 9321l2977 1977" svg:viewBox="0 0 2978 1978">
          <text:p/>
        </draw:connector>
        <draw:frame draw:style-name="gr52" draw:text-style-name="P2" draw:layer="layout" svg:width="3.143cm" svg:height="1.575cm" svg:x="8.067cm" svg:y="3.115cm">
          <draw:text-box>
            <text:p><text:span text:style-name="T1">采用二叉树后，整个系统可以很好的扩展。不断的往下加层就可以，缺点是层次越深，延迟更大，因此需要挂载对实时性要求不高的应用</text:span></text:p>
          </draw:text-box>
        </draw:frame>
      </draw:page>
      <draw:page draw:name="page4" draw:style-name="dp1" draw:master-page-name="默认">
        <draw:custom-shape draw:style-name="gr62" draw:text-style-name="P22" xml:id="id68" draw:id="id68" draw:layer="layout" svg:width="3.376cm" svg:height="0.708cm" svg:x="5.211cm" svg:y="13.343cm">
          <text:p text:style-name="P21"><text:span text:style-name="T4">WAIT_START</text:span></text:p>
          <draw:enhanced-geometry svg:viewBox="0 0 21600 21600" draw:type="rectangle" draw:enhanced-path="M 0 0 L 21600 0 21600 21600 0 21600 0 0 Z N"/>
        </draw:custom-shape>
        <draw:custom-shape draw:style-name="gr63" draw:text-style-name="P22" xml:id="id69" draw:id="id69" draw:layer="layout" svg:width="2.893cm" svg:height="0.708cm" svg:x="4.062cm" svg:y="15.889cm">
          <text:p text:style-name="P21"><text:span text:style-name="T4">SELECT_SLAVE</text:span></text:p>
          <draw:enhanced-geometry svg:viewBox="0 0 21600 21600" draw:type="rectangle" draw:enhanced-path="M 0 0 L 21600 0 21600 21600 0 21600 0 0 Z N"/>
        </draw:custom-shape>
        <draw:connector draw:style-name="gr64" draw:text-style-name="P1" draw:layer="layout" draw:type="line" svg:x1="6.899cm" svg:y1="14.051cm" svg:x2="5.508cm" svg:y2="15.889cm" draw:start-shape="id68" draw:start-glue-point="2" draw:end-shape="id69" draw:end-glue-point="0" svg:d="M6899 14051l-1391 1838" svg:viewBox="0 0 1392 1839">
          <text:p/>
        </draw:connector>
        <draw:custom-shape draw:style-name="gr65" draw:text-style-name="P22" xml:id="id70" draw:id="id70" draw:layer="layout" svg:width="2.941cm" svg:height="0.708cm" svg:x="5.347cm" svg:y="18.515cm">
          <text:p text:style-name="P21"><text:span text:style-name="T4">SEND_SLAVEOF_NOONE</text:span></text:p>
          <draw:enhanced-geometry svg:viewBox="0 0 21600 21600" draw:type="rectangle" draw:enhanced-path="M 0 0 L 21600 0 21600 21600 0 21600 0 0 Z N"/>
        </draw:custom-shape>
        <draw:connector draw:style-name="gr64" draw:text-style-name="P1" draw:layer="layout" draw:type="line" svg:x1="5.508cm" svg:y1="16.597cm" svg:x2="6.817cm" svg:y2="18.515cm" draw:start-shape="id69" draw:start-glue-point="2" draw:end-shape="id70" draw:end-glue-point="0" svg:d="M5508 16597l1309 1918" svg:viewBox="0 0 1310 1919">
          <text:p/>
        </draw:connector>
        <draw:custom-shape draw:style-name="gr63" draw:text-style-name="P22" xml:id="id71" draw:id="id71" draw:layer="layout" svg:width="2.893cm" svg:height="0.708cm" svg:x="11.353cm" svg:y="18.515cm">
          <text:p text:style-name="P21"><text:span text:style-name="T4">WAIT_PROMOTION</text:span></text:p>
          <draw:enhanced-geometry svg:viewBox="0 0 21600 21600" draw:type="rectangle" draw:enhanced-path="M 0 0 L 21600 0 21600 21600 0 21600 0 0 Z N"/>
        </draw:custom-shape>
        <draw:connector draw:style-name="gr64" draw:text-style-name="P1" draw:layer="layout" draw:type="line" svg:x1="8.288cm" svg:y1="18.869cm" svg:x2="11.353cm" svg:y2="18.869cm" draw:start-shape="id70" draw:start-glue-point="1" draw:end-shape="id71" draw:end-glue-point="3" svg:d="M8288 18869h3065" svg:viewBox="0 0 3066 1">
          <text:p/>
        </draw:connector>
        <draw:custom-shape draw:style-name="gr63" draw:text-style-name="P22" xml:id="id72" draw:id="id72" draw:layer="layout" svg:width="2.893cm" svg:height="0.708cm" svg:x="12.036cm" svg:y="15.889cm">
          <text:p text:style-name="P21"><text:span text:style-name="T4">RECONF_SLAVES</text:span></text:p>
          <draw:enhanced-geometry svg:viewBox="0 0 21600 21600" draw:type="rectangle" draw:enhanced-path="M 0 0 L 21600 0 21600 21600 0 21600 0 0 Z N"/>
        </draw:custom-shape>
        <draw:connector draw:style-name="gr64" draw:text-style-name="P1" draw:layer="layout" draw:type="line" svg:x1="12.799cm" svg:y1="18.515cm" svg:x2="13.482cm" svg:y2="16.597cm" draw:start-shape="id71" draw:start-glue-point="0" draw:end-shape="id72" draw:end-glue-point="2" svg:d="M12799 18515l683-1918" svg:viewBox="0 0 684 1919">
          <text:p/>
        </draw:connector>
        <draw:custom-shape draw:style-name="gr62" draw:text-style-name="P22" xml:id="id73" draw:id="id73" draw:layer="layout" svg:width="3.376cm" svg:height="0.708cm" svg:x="5.211cm" svg:y="11.188cm">
          <text:p text:style-name="P21"><text:span text:style-name="T4">FAILOVER_IN_PROGRESS</text:span></text:p>
          <draw:enhanced-geometry svg:viewBox="0 0 21600 21600" draw:type="rectangle" draw:enhanced-path="M 0 0 L 21600 0 21600 21600 0 21600 0 0 Z N"/>
        </draw:custom-shape>
        <draw:connector draw:style-name="gr66" draw:text-style-name="P1" draw:layer="layout" draw:type="line" svg:x1="6.899cm" svg:y1="11.896cm" svg:x2="6.899cm" svg:y2="13.343cm" draw:start-shape="id73" draw:start-glue-point="2" draw:end-shape="id68" draw:end-glue-point="0" svg:d="M6899 11896v1447" svg:viewBox="0 0 1 1448">
          <text:p/>
        </draw:connector>
        <draw:frame draw:style-name="gr67" draw:text-style-name="P2" draw:layer="layout" svg:width="3.865cm" svg:height="1.482cm" svg:x="2.282cm" svg:y="14.253cm">
          <draw:text-box>
            <text:p><text:span text:style-name="T1">SentinelGetLeader() </text:span><text:span text:style-name="T1">根据投票数选举出执行</text:span><text:span text:style-name="T1">FailOver</text:span><text:span text:style-name="T1">流程的</text:span><text:span text:style-name="T1">Sentinel</text:span></text:p>
            <text:p><text:span text:style-name="T1">voters_quorum = voters/2+1; </text:span></text:p>
            <text:p><text:span text:style-name="T1">1. </text:span><text:span text:style-name="T1">投票数必须大于等于 </text:span><text:span text:style-name="T1">voters_quorum</text:span></text:p>
            <text:p><text:span text:style-name="T1">2. </text:span><text:span text:style-name="T1">投票数必须大于等于 配置 </text:span><text:span text:style-name="T1">quorum</text:span></text:p>
          </draw:text-box>
        </draw:frame>
        <draw:custom-shape draw:style-name="gr62" draw:text-style-name="P22" xml:id="id74" draw:id="id74" draw:layer="layout" svg:width="3.376cm" svg:height="0.708cm" svg:x="5.211cm" svg:y="9.188cm">
          <text:p text:style-name="P21"><text:span text:style-name="T4">Master O_DOWN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line" svg:x1="6.899cm" svg:y1="9.896cm" svg:x2="6.899cm" svg:y2="11.188cm" draw:start-shape="id74" draw:start-glue-point="2" draw:end-shape="id73" draw:end-glue-point="0" svg:d="M6899 9896v1292" svg:viewBox="0 0 1 1293">
          <text:p/>
        </draw:connector>
        <draw:custom-shape draw:style-name="gr62" draw:text-style-name="P22" xml:id="id75" draw:id="id75" draw:layer="layout" svg:width="3.376cm" svg:height="0.708cm" svg:x="5.211cm" svg:y="7.188cm">
          <text:p text:style-name="P21"><text:span text:style-name="T4">Mas</text:span><text:span text:style-name="T4">ter </text:span><text:span text:style-name="T4">S_D</text:span><text:span text:style-name="T4">OW</text:span><text:span text:style-name="T4">N</text:span></text:p>
          <draw:enhanced-geometry svg:viewBox="0 0 21600 21600" draw:type="rectangle" draw:enhanced-path="M 0 0 L 21600 0 21600 21600 0 21600 0 0 Z N"/>
        </draw:custom-shape>
        <draw:connector draw:style-name="gr69" draw:text-style-name="P1" draw:layer="layout" draw:type="line" svg:x1="6.899cm" svg:y1="7.896cm" svg:x2="6.899cm" svg:y2="9.188cm" draw:start-shape="id75" draw:start-glue-point="2" draw:end-shape="id74" draw:end-glue-point="0" svg:d="M6899 7896v1292" svg:viewBox="0 0 1 1293">
          <text:p/>
        </draw:connector>
        <draw:custom-shape draw:style-name="gr62" draw:text-style-name="P22" xml:id="id76" draw:id="id76" draw:layer="layout" svg:width="3.376cm" svg:height="0.708cm" svg:x="5.211cm" svg:y="5.188cm">
          <text:p text:style-name="P21"><text:span text:style-name="T4">Master S_MASTER</text:span></text:p>
          <draw:enhanced-geometry svg:viewBox="0 0 21600 21600" draw:type="rectangle" draw:enhanced-path="M 0 0 L 21600 0 21600 21600 0 21600 0 0 Z N"/>
        </draw:custom-shape>
        <draw:connector draw:style-name="gr70" draw:text-style-name="P1" draw:layer="layout" draw:type="line" svg:x1="6.899cm" svg:y1="5.896cm" svg:x2="6.899cm" svg:y2="7.188cm" draw:start-shape="id76" draw:start-glue-point="2" draw:end-shape="id75" draw:end-glue-point="0" svg:d="M6899 5896v1292" svg:viewBox="0 0 1 1293">
          <text:p/>
        </draw:connector>
        <draw:frame draw:style-name="gr71" draw:text-style-name="P2" draw:layer="layout" svg:width="3.743cm" svg:height="0.966cm" svg:x="3.105cm" svg:y="6.017cm">
          <draw:text-box>
            <text:p><text:span text:style-name="T1">SentinelCheckSubjectivelyDown ()</text:span></text:p>
            <text:p><text:span text:style-name="T1">Sentinel </text:span><text:span text:style-name="T1">发现主点超时 <text:s/></text:span><text:span text:style-name="T1">down_after_period</text:span><text:span text:style-name="T1">，进入主观</text:span><text:span text:style-name="T1">S_DOWN </text:span></text:p>
          </draw:text-box>
        </draw:frame>
        <draw:custom-shape draw:style-name="gr62" draw:text-style-name="P22" xml:id="id77" draw:id="id77" draw:layer="layout" svg:width="3.376cm" svg:height="0.708cm" svg:x="12.911cm" svg:y="7.188cm">
          <text:p text:style-name="P21"><text:span text:style-name="T4">其他</text:span><text:span text:style-name="T4">sentinel</text:span></text:p>
          <draw:enhanced-geometry svg:viewBox="0 0 21600 21600" draw:type="rectangle" draw:enhanced-path="M 0 0 L 21600 0 21600 21600 0 21600 0 0 Z N"/>
        </draw:custom-shape>
        <draw:connector draw:style-name="gr72" draw:text-style-name="P1" draw:layer="layout" draw:type="line" svg:x1="8.587cm" svg:y1="7.542cm" svg:x2="12.911cm" svg:y2="7.542cm" draw:start-shape="id75" draw:start-glue-point="1" draw:end-shape="id77" draw:end-glue-point="3" svg:d="M8587 7542h4324" svg:viewBox="0 0 4325 1">
          <text:p/>
        </draw:connector>
        <draw:frame draw:style-name="gr73" draw:text-style-name="P2" draw:layer="layout" svg:width="4.097cm" svg:height="1.224cm" svg:x="8.887cm" svg:y="6.217cm">
          <draw:text-box>
            <text:p><text:span text:style-name="T1">sentinelAskMasterStateToOtherSentinels ()</text:span></text:p>
            <text:p><text:span text:style-name="T1">向其他</text:span><text:span text:style-name="T1">sentinel </text:span><text:span text:style-name="T1">发出 </text:span><text:span text:style-name="T1">IS-MASTER-DOWN-BY-ADDR </text:span><text:span text:style-name="T1">指令，查询是否此</text:span><text:span text:style-name="T1">master</text:span><text:span text:style-name="T1">是否也进入</text:span><text:span text:style-name="T1">S_DOWN</text:span></text:p>
          </draw:text-box>
        </draw:frame>
        <draw:custom-shape draw:style-name="gr62" draw:text-style-name="P22" xml:id="id78" draw:id="id78" draw:layer="layout" svg:width="3.376cm" svg:height="0.708cm" svg:x="12.927cm" svg:y="9.193cm">
          <text:p text:style-name="P21"><text:span text:style-name="T4">更新</text:span><text:span text:style-name="T4">mas</text:span><text:span text:style-name="T4">ter</text:span><text:span text:style-name="T4">状态</text:span><text:span text:style-name="T4">SRI</text:span><text:span text:style-name="T4">_M</text:span><text:span text:style-name="T4">AST</text:span><text:span text:style-name="T4">ER_</text:span><text:span text:style-name="T4">DO</text:span><text:span text:style-name="T4">WN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layout" draw:type="line" svg:x1="14.599cm" svg:y1="7.896cm" svg:x2="14.615cm" svg:y2="9.193cm" draw:start-shape="id77" draw:end-shape="id78" svg:d="M14599 7896l16 1297" svg:viewBox="0 0 17 1298">
          <text:p/>
        </draw:connector>
        <draw:frame draw:style-name="gr75" draw:text-style-name="P2" draw:layer="layout" svg:width="4.012cm" svg:height="0.729cm" svg:x="10.542cm" svg:y="7.973cm">
          <draw:text-box>
            <text:p><text:span text:style-name="T4">SentinelReceiveIsMasterDownReply () </text:span></text:p>
            <text:p><text:span text:style-name="T1">更新此</text:span><text:span text:style-name="T1">Master</text:span><text:span text:style-name="T1">节点的状态</text:span></text:p>
          </draw:text-box>
        </draw:frame>
        <draw:connector draw:style-name="gr76" draw:text-style-name="P1" draw:layer="layout" draw:type="line" svg:x1="12.927cm" svg:y1="9.547cm" svg:x2="8.587cm" svg:y2="9.542cm" draw:start-shape="id78" draw:start-glue-point="3" draw:end-shape="id74" draw:end-glue-point="1" svg:d="M12927 9547l-4340-5" svg:viewBox="0 0 4341 6">
          <text:p/>
        </draw:connector>
        <draw:frame draw:style-name="gr77" draw:text-style-name="P2" draw:layer="layout" svg:width="4.281cm" svg:height="0.75cm" svg:x="8.773cm" svg:y="8.874cm">
          <draw:text-box>
            <text:p><text:span text:style-name="T4">if (quorum &gt;= master-&gt;quorum) odown = 1</text:span></text:p>
            <text:p><text:span text:style-name="T4">满足判断条件，进入主观</text:span><text:span text:style-name="T4">DOWN</text:span></text:p>
          </draw:text-box>
        </draw:frame>
        <draw:frame draw:style-name="gr2" draw:text-style-name="P2" draw:layer="layout" svg:width="3.143cm" svg:height="0.767cm" svg:x="3.854cm" svg:y="10.178cm">
          <draw:text-box>
            <text:p><text:span text:style-name="T1">SentinelStartFailover () </text:span><text:span text:style-name="T1">开始进入</text:span></text:p>
            <text:p><text:span text:style-name="T1">FailOver</text:span><text:span text:style-name="T1">流程</text:span></text:p>
          </draw:text-box>
        </draw:frame>
        <draw:custom-shape draw:style-name="gr78" draw:text-style-name="P22" xml:id="id79" draw:id="id79" draw:layer="layout" svg:width="1.887cm" svg:height="0.708cm" svg:x="10.111cm" svg:y="11.188cm">
          <text:p text:style-name="P21"><text:span text:style-name="T4">+</text:span><text:span text:style-name="T4">+ep</text:span><text:span text:style-name="T4">och</text:span></text:p>
          <draw:enhanced-geometry svg:viewBox="0 0 21600 21600" draw:type="rectangle" draw:enhanced-path="M 0 0 L 21600 0 21600 21600 0 21600 0 0 Z N"/>
        </draw:custom-shape>
        <draw:connector draw:style-name="gr79" draw:text-style-name="P1" draw:layer="layout" draw:type="line" svg:x1="8.587cm" svg:y1="11.542cm" svg:x2="10.111cm" svg:y2="11.542cm" draw:start-shape="id73" draw:start-glue-point="1" draw:end-shape="id79" draw:end-glue-point="3" svg:d="M8587 11542h1524" svg:viewBox="0 0 1525 1">
          <text:p/>
        </draw:connector>
        <draw:frame draw:style-name="gr2" draw:text-style-name="P2" draw:layer="layout" svg:width="2.761cm" svg:height="0.767cm" svg:x="8.217cm" svg:y="10.379cm">
          <draw:text-box>
            <text:p><text:span text:style-name="T1">更新</text:span><text:span text:style-name="T1">epoch</text:span><text:span text:style-name="T1">届号，单调递增，并广播这个届号</text:span></text:p>
          </draw:text-box>
        </draw:frame>
        <draw:frame draw:style-name="gr80" draw:text-style-name="P2" draw:layer="layout" svg:width="6.721cm" svg:height="0.708cm" svg:x="8.252cm" svg:y="12.146cm">
          <draw:text-box>
            <text:p><text:span text:style-name="T1">master-&gt;failover_start_time = mstime()+rand()%SENTINEL_MAX_DESYNC;</text:span></text:p>
            <text:p><text:span text:style-name="T1">Failover_start</text:span><text:span text:style-name="T1">时间进行随机化，防止多个</text:span><text:span text:style-name="T1">sentinel</text:span><text:span text:style-name="T1">同时进入</text:span><text:span text:style-name="T1">FAILOVER</text:span></text:p>
          </draw:text-box>
        </draw:frame>
        <draw:frame draw:style-name="gr81" draw:text-style-name="P2" draw:layer="layout" svg:width="4.192cm" svg:height="0.987cm" svg:x="14.942cm" svg:y="7.974cm">
          <draw:text-box>
            <text:p><text:span text:style-name="T4">sentinelVoteLeader () </text:span></text:p>
            <text:p><text:span text:style-name="T1">其他</text:span><text:span text:style-name="T1">sentinel</text:span><text:span text:style-name="T1">还会投一票选举 </text:span><text:span text:style-name="T1">leader sentinel</text:span></text:p>
            <text:p><text:span text:style-name="T1">即发出查询的 </text:span><text:span text:style-name="T1">sentinel</text:span></text:p>
          </draw:text-box>
        </draw:frame>
        <draw:frame draw:style-name="gr82" draw:text-style-name="P2" draw:layer="layout" svg:width="4.566cm" svg:height="1.603cm" svg:x="3cm" svg:y="16.697cm">
          <draw:text-box>
            <text:p><text:span text:style-name="T1">SentinelSelectSlave ()</text:span><text:span text:style-name="T1">选择一个合适的</text:span><text:span text:style-name="T1">slave</text:span><text:span text:style-name="T1">做为新的</text:span><text:span text:style-name="T1">master</text:span><text:span text:style-name="T1">，</text:span><text:span text:style-name="T1">compareSlavesForPromotion</text:span><text:span text:style-name="T1">条件：</text:span></text:p>
            <text:p><text:span text:style-name="T1">1. </text:span><text:span text:style-name="T1">优先级高的优先选举</text:span></text:p>
            <text:p><text:span text:style-name="T1">2. </text:span><text:span text:style-name="T1">优先级相同时，同步数据大的优先</text:span></text:p>
            <text:p><text:span text:style-name="T1">3. </text:span><text:span text:style-name="T1">数据相同的，选</text:span><text:span text:style-name="T1">run_id </text:span><text:span text:style-name="T1">词典序小的</text:span></text:p>
          </draw:text-box>
        </draw:frame>
        <draw:custom-shape draw:style-name="gr53" draw:text-style-name="P20" xml:id="id80" draw:id="id80" draw:layer="layout" svg:width="1.25cm" svg:height="1.25cm" svg:x="9.05cm" svg:y="15.6cm">
          <text:p text:style-name="P3"><text:span text:style-name="T2">选举出的备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1" draw:layer="layout" draw:type="line" svg:x1="6.955cm" svg:y1="16.243cm" svg:x2="9.05cm" svg:y2="16.225cm" draw:start-shape="id69" draw:start-glue-point="1" draw:end-shape="id80" draw:end-glue-point="6" svg:d="M6955 16243l2095-18" svg:viewBox="0 0 2096 19">
          <text:p/>
        </draw:connector>
        <draw:frame draw:style-name="gr84" draw:text-style-name="P23" draw:layer="layout" svg:width="2.5cm" svg:height="0.767cm" svg:x="6.85cm" svg:y="15.379cm">
          <draw:text-box>
            <text:p><text:span text:style-name="T1">选举出的 </text:span><text:span text:style-name="T1">slave</text:span><text:span text:style-name="T1">状态切换</text:span></text:p>
            <text:p><text:span text:style-name="T1">到</text:span><text:span text:style-name="T1">SRI_PROMOTED</text:span></text:p>
          </draw:text-box>
        </draw:frame>
        <draw:connector draw:style-name="gr85" draw:text-style-name="P1" draw:layer="layout" draw:type="line" svg:x1="8.288cm" svg:y1="18.869cm" svg:x2="9.233cm" svg:y2="16.667cm" draw:start-shape="id70" draw:end-shape="id80" draw:end-glue-point="7" svg:d="M8288 18869l945-2202" svg:viewBox="0 0 946 2203">
          <text:p/>
        </draw:connector>
        <draw:frame draw:style-name="gr86" draw:text-style-name="P23" draw:layer="layout" svg:width="2.684cm" svg:height="1.224cm" svg:x="7.266cm" svg:y="17cm">
          <draw:text-box>
            <text:p><text:span text:style-name="T1">SentinelSendSlaveOf ()</text:span></text:p>
            <text:p><text:span text:style-name="T1">发送指令： </text:span><text:span text:style-name="T1">slaveof no one </text:span><text:span text:style-name="T1">清除和原</text:span><text:span text:style-name="T1">master</text:span><text:span text:style-name="T1">的配置关系，备点会将新配置写盘</text:span></text:p>
          </draw:text-box>
        </draw:frame>
        <draw:frame draw:style-name="gr87" draw:text-style-name="P23" draw:layer="layout" svg:width="3.034cm" svg:height="0.509cm" svg:x="8.319cm" svg:y="18.95cm">
          <draw:text-box>
            <text:p><text:span text:style-name="T1">等“被选举备点”</text:span><text:span text:style-name="T1">INFO</text:span><text:span text:style-name="T1">信息</text:span></text:p>
          </draw:text-box>
        </draw:frame>
        <draw:connector draw:style-name="gr88" draw:text-style-name="P1" draw:layer="layout" draw:type="line" svg:x1="10.117cm" svg:y1="16.667cm" svg:x2="11.353cm" svg:y2="18.869cm" draw:start-shape="id80" draw:start-glue-point="9" draw:end-shape="id71" draw:end-glue-point="3" svg:d="M10117 16667l1236 2202" svg:viewBox="0 0 1237 2203">
          <text:p/>
        </draw:connector>
        <draw:frame draw:style-name="gr87" draw:text-style-name="P23" draw:layer="layout" svg:width="1.731cm" svg:height="0.509cm" svg:x="10.5cm" svg:y="17.26cm">
          <draw:text-box>
            <text:p><text:span text:style-name="T1">发送</text:span><text:span text:style-name="T1">INFO</text:span><text:span text:style-name="T1">信息</text:span></text:p>
          </draw:text-box>
        </draw:frame>
        <draw:frame draw:style-name="gr89" draw:text-style-name="P23" draw:layer="layout" svg:width="4.5cm" svg:height="1.74cm" svg:x="13.4cm" svg:y="16.65cm">
          <draw:text-box>
            <text:p><text:span text:style-name="T1">SentinelFailoverReconfNextSlave()</text:span></text:p>
            <text:p><text:span text:style-name="T1">1. </text:span><text:span text:style-name="T1">其他备点需要从新的主点同步数据</text:span></text:p>
            <text:p><text:span text:style-name="T1">2. sentinelSendSlaveOf </text:span><text:span text:style-name="T1">将其他备点的主点设置为 <text:s/>新的主点，并将配置写入文件</text:span></text:p>
            <text:p><text:span text:style-name="T1">3. sentinelFailoverDetectEnd ()</text:span><text:span text:style-name="T1">等新主点 </text:span><text:span text:style-name="T1">INFO</text:span><text:span text:style-name="T1">，如果其他备点切换正确了，切换到下一个状态</text:span></text:p>
          </draw:text-box>
        </draw:frame>
        <draw:connector draw:style-name="gr90" draw:text-style-name="P1" draw:layer="layout" draw:type="line" svg:x1="13.482cm" svg:y1="15.889cm" svg:x2="13.476cm" svg:y2="14.351cm" draw:start-shape="id72" draw:start-glue-point="0" draw:end-shape="id81" draw:end-glue-point="8" svg:d="M13482 15889l-6-1538" svg:viewBox="0 0 7 1539">
          <text:p/>
        </draw:connector>
        <draw:frame draw:style-name="gr91" draw:text-style-name="P23" draw:layer="layout" svg:width="4.5cm" svg:height="1.098cm" svg:x="13.4cm" svg:y="14.25cm">
          <draw:text-box>
            <text:p><text:span text:style-name="T1"><text:s text:c="2"/></text:span></text:p>
          </draw:text-box>
        </draw:frame>
        <draw:frame draw:style-name="gr89" draw:text-style-name="P23" draw:layer="layout" svg:width="4.5cm" svg:height="1.74cm" svg:x="13.4cm" svg:y="16.65cm">
          <draw:text-box>
            <text:p><text:span text:style-name="T1">SentinelFailoverReconfNextSlave()</text:span></text:p>
            <text:p><text:span text:style-name="T1">1. </text:span><text:span text:style-name="T1">其他备点需要从新的主点同步数据</text:span></text:p>
            <text:p><text:span text:style-name="T1">2. sentinelSendSlaveOf </text:span><text:span text:style-name="T1">将其他备点的主点设置为 <text:s/>新的主点，并将配置写入文件</text:span></text:p>
            <text:p><text:span text:style-name="T1">3. sentinelFailoverDetectEnd ()</text:span><text:span text:style-name="T1">等新主点 </text:span><text:span text:style-name="T1">INFO</text:span><text:span text:style-name="T1">，如果其他备点切换正确了，切换到下一个状态</text:span></text:p>
          </draw:text-box>
        </draw:frame>
        <draw:custom-shape draw:style-name="gr92" draw:text-style-name="P24" xml:id="id81" draw:id="id81" draw:layer="layout" svg:width="1.25cm" svg:height="1.25cm" svg:x="12.851cm" svg:y="13.101cm">
          <text:p text:style-name="P3"><text:span text:style-name="T2">新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1" draw:layer="layout" draw:type="line" svg:x1="10.117cm" svg:y1="15.783cm" svg:x2="13.034cm" svg:y2="14.168cm" draw:start-shape="id80" draw:start-glue-point="11" draw:end-shape="id81" draw:end-glue-point="7" svg:d="M10117 15783l2917-1615" svg:viewBox="0 0 2918 1616">
          <text:p/>
        </draw:connector>
        <draw:frame draw:style-name="gr94" draw:text-style-name="P25" draw:layer="layout" svg:width="4.945cm" svg:height="0.963cm" svg:x="13.4cm" svg:y="14.45cm">
          <draw:text-box>
            <text:p><text:span text:style-name="T4">SentinelResetMasterAndChangeAddress() --&gt;</text:span></text:p>
            <text:p><text:span text:style-name="T4">SentinelResetMasterAndChangeAddress() <text:s/>--&gt;</text:span></text:p>
            <text:p><text:span text:style-name="T4">SentinelResetMaster () </text:span></text:p>
          </draw:text-box>
        </draw:frame>
      </draw:page>
      <draw:page draw:name="page5" draw:style-name="dp1" draw:master-page-name="默认">
        <draw:custom-shape draw:style-name="gr65" draw:text-style-name="P22" xml:id="id84" draw:id="id84" draw:layer="layout" svg:width="2.941cm" svg:height="0.708cm" svg:x="5.959cm" svg:y="4.392cm">
          <text:p text:style-name="P21"><text:span text:style-name="T4">NS_INIT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0.767cm" svg:x="7.5cm" svg:y="5.533cm">
          <draw:text-box>
            <text:p><text:span text:style-name="T1">加入集群，等待建立好和其他</text:span><text:span text:style-name="T1">集群节点的关系</text:span></text:p>
          </draw:text-box>
        </draw:frame>
        <draw:custom-shape draw:style-name="gr65" draw:text-style-name="P22" xml:id="id83" draw:id="id83" draw:layer="layout" svg:width="2.941cm" svg:height="0.708cm" svg:x="6cm" svg:y="9.092cm">
          <text:p text:style-name="P21"><text:span text:style-name="T4">NS_MASTE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5" draw:text-style-name="P1" draw:layer="layout" draw:type="line" svg:x1="7.47cm" svg:y1="7.5cm" svg:x2="7.47cm" svg:y2="9.092cm" draw:start-shape="id82" draw:start-glue-point="2" draw:end-shape="id83" draw:end-glue-point="0" svg:d="M7470 7500v1592" svg:viewBox="0 0 1 1593">
          <text:p/>
        </draw:connector>
        <draw:custom-shape draw:style-name="gr65" draw:text-style-name="P22" xml:id="id82" draw:id="id82" draw:layer="layout" svg:width="2.941cm" svg:height="0.708cm" svg:x="6cm" svg:y="6.792cm">
          <text:p text:style-name="P21"><text:span text:style-name="T4">NS_REBUILD</text:span><text:span text:style-name="T4">_RELATION</text:span></text:p>
          <draw:enhanced-geometry svg:viewBox="0 0 21600 21600" draw:type="rectangle" draw:enhanced-path="M 0 0 L 21600 0 21600 21600 0 21600 0 0 Z N"/>
        </draw:custom-shape>
        <draw:connector draw:style-name="gr96" draw:text-style-name="P1" draw:layer="layout" draw:type="line" svg:x1="7.429cm" svg:y1="5.1cm" svg:x2="7.47cm" svg:y2="6.792cm" draw:start-shape="id84" draw:start-glue-point="2" draw:end-shape="id82" draw:end-glue-point="0" svg:d="M7429 5100l41 1692" svg:viewBox="0 0 42 1693">
          <text:p/>
        </draw:connector>
        <draw:custom-shape draw:style-name="gr65" draw:text-style-name="P22" xml:id="id85" draw:id="id85" draw:layer="layout" svg:width="2.941cm" svg:height="0.708cm" svg:x="10.509cm" svg:y="9.05cm">
          <text:p text:style-name="P21"><text:span text:style-name="T4">NS_</text:span><text:span text:style-name="T4">SLA</text:span><text:span text:style-name="T4">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5" draw:text-style-name="P1" draw:layer="layout" draw:type="line" svg:x1="7.47cm" svg:y1="7.5cm" svg:x2="11.979cm" svg:y2="9.05cm" draw:end-shape="id85" draw:end-glue-point="0" svg:d="M7470 7500l4509 1550" svg:viewBox="0 0 4510 1551">
          <text:p/>
        </draw:connector>
        <draw:frame draw:style-name="gr97" draw:text-style-name="P2" draw:layer="layout" svg:width="2.22cm" svg:height="0.509cm" svg:x="5.25cm" svg:y="8.233cm">
          <draw:text-box>
            <text:p><text:span text:style-name="T1">根据</text:span><text:span text:style-name="T1">配</text:span><text:span text:style-name="T1">置，</text:span><text:span text:style-name="T1">进入</text:span><text:span text:style-name="T1">主点</text:span></text:p>
          </draw:text-box>
        </draw:frame>
        <draw:frame draw:style-name="gr2" draw:text-style-name="P2" draw:layer="layout" svg:width="2.5cm" svg:height="0.767cm" svg:x="8.75cm" svg:y="8.233cm">
          <draw:text-box>
            <text:p><text:span text:style-name="T1">根据配置，和主点建立好</text:span></text:p>
            <text:p><text:span text:style-name="T1">关系，进入备点</text:span></text:p>
          </draw:text-box>
        </draw:frame>
        <draw:custom-shape draw:style-name="gr65" draw:text-style-name="P22" xml:id="id86" draw:id="id86" draw:layer="layout" svg:width="2.941cm" svg:height="0.708cm" svg:x="6.009cm" svg:y="11.35cm">
          <text:p text:style-name="P21"><text:span text:style-name="T4">NS_APP_WRO</text:span><text:span text:style-name="T4">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8" draw:text-style-name="P1" draw:layer="layout" draw:type="line" svg:x1="7.47cm" svg:y1="9.8cm" svg:x2="7.479cm" svg:y2="11.35cm" draw:start-shape="id83" draw:start-glue-point="2" draw:end-shape="id86" draw:end-glue-point="0" svg:d="M7470 9800l9 1550" svg:viewBox="0 0 10 1551">
          <text:p/>
        </draw:connector>
        <draw:frame draw:style-name="gr99" draw:text-style-name="P2" draw:layer="layout" svg:width="2.5cm" svg:height="1.283cm" svg:x="8cm" svg:y="10.05cm">
          <draw:text-box>
            <text:p><text:span text:style-name="T1">节点上</text:span><text:span text:style-name="T1">APP</text:span><text:span text:style-name="T1">出现问题</text:span></text:p>
            <text:p><text:span text:style-name="T1">向集群发出离开集群</text:span></text:p>
            <text:p><text:span text:style-name="T1">信息，最少收到一个确</text:span><text:span text:style-name="T1">认</text:span></text:p>
            <text:p><text:span text:style-name="T1">进入</text:span><text:span text:style-name="T1">APP_WRONG</text:span></text:p>
          </draw:text-box>
        </draw:frame>
        <draw:custom-shape draw:style-name="gr65" draw:text-style-name="P22" xml:id="id87" draw:id="id87" draw:layer="layout" svg:width="2.941cm" svg:height="0.708cm" svg:x="6.009cm" svg:y="13.65cm">
          <text:p text:style-name="P21"><text:span text:style-name="T4">进程退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0" draw:text-style-name="P1" draw:layer="layout" draw:type="line" svg:x1="7.479cm" svg:y1="12.058cm" svg:x2="7.479cm" svg:y2="13.65cm" draw:start-shape="id86" draw:start-glue-point="2" draw:end-shape="id87" draw:end-glue-point="0" svg:d="M7479 12058v1592" svg:viewBox="0 0 1 1593">
          <text:p/>
        </draw:connector>
        <draw:frame draw:style-name="gr99" draw:text-style-name="P2" draw:layer="layout" svg:width="2.5cm" svg:height="1.025cm" svg:x="5.25cm" svg:y="12.291cm">
          <draw:text-box>
            <text:p><text:span text:style-name="T1">断开</text:span><text:span text:style-name="T1">和其</text:span><text:span text:style-name="T1">他节</text:span><text:span text:style-name="T1">点及</text:span><text:span text:style-name="T1">senti</text:span><text:span text:style-name="T1">nel</text:span><text:span text:style-name="T1">的</text:span><text:span text:style-name="T1">链</text:span><text:span text:style-name="T1">接，</text:span><text:span text:style-name="T1">写好</text:span><text:span text:style-name="T1">日志</text:span><text:span text:style-name="T1">和流</text:span><text:span text:style-name="T1">水，</text:span><text:span text:style-name="T1">进程</text:span><text:span text:style-name="T1">推出</text:span></text:p>
          </draw:text-box>
        </draw:frame>
        <draw:connector draw:style-name="gr101" draw:text-style-name="P1" draw:layer="layout" svg:x1="11.979cm" svg:y1="9.05cm" svg:x2="8.941cm" svg:y2="7.146cm" draw:start-shape="id85" draw:start-glue-point="0" draw:end-shape="id82" draw:end-glue-point="1" svg:d="M11979 9050v-1904h-3038" svg:viewBox="0 0 3039 1905">
          <text:p/>
        </draw:connector>
        <draw:frame draw:style-name="gr2" draw:text-style-name="P2" draw:layer="layout" svg:width="2.5cm" svg:height="1.025cm" svg:x="9.75cm" svg:y="6.133cm">
          <draw:text-box>
            <text:p><text:span text:style-name="T1">主点出现故障，由</text:span><text:span text:style-name="T1">sentinel</text:span><text:span text:style-name="T1">进行选举，重</text:span><text:span text:style-name="T1">建集群关系</text:span></text:p>
          </draw:text-box>
        </draw:frame>
        <draw:connector draw:style-name="gr102" draw:text-style-name="P1" draw:layer="layout" svg:x1="11.979cm" svg:y1="9.758cm" svg:x2="8.95cm" svg:y2="11.704cm" draw:start-shape="id85" draw:start-glue-point="2" draw:end-shape="id86" draw:end-glue-point="1" svg:d="M11979 9758v1946h-3029" svg:viewBox="0 0 3030 194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思源宋体 CN Medium" svg:font-family="'思源宋体 CN Medium'" style:font-family-generic="system" style:font-pitch="variable"/>
    <style:font-face style:name="思源黑体 CN Normal" svg:font-family="'思源黑体 CN Normal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3" draw:display-name="线条箭头 13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5" draw:display-name="线条箭头 25" svg:viewBox="0 0 20 20" svg:d="M0 20l10-20 10 20z"/>
    <draw:marker draw:name="线条箭头_20_26" draw:display-name="线条箭头 26" svg:viewBox="0 0 20 20" svg:d="M0 20l10-20 10 20z"/>
    <draw:marker draw:name="线条箭头_20_27" draw:display-name="线条箭头 27" svg:viewBox="0 0 20 20" svg:d="M0 20l10-20 10 20z"/>
    <draw:marker draw:name="线条箭头_20_28" draw:display-name="线条箭头 28" svg:viewBox="0 0 20 20" svg:d="M0 20l10-20 10 20z"/>
    <draw:marker draw:name="线条箭头_20_29" draw:display-name="线条箭头 29" svg:viewBox="0 0 20 20" svg:d="M0 20l10-20 10 20z"/>
    <draw:marker draw:name="线条箭头_20_3" draw:display-name="线条箭头 3" svg:viewBox="0 0 20 20" svg:d="M0 20l10-20 10 20z"/>
    <draw:marker draw:name="线条箭头_20_30" draw:display-name="线条箭头 30" svg:viewBox="0 0 20 20" svg:d="M0 20l10-20 10 20z"/>
    <draw:marker draw:name="线条箭头_20_31" draw:display-name="线条箭头 31" svg:viewBox="0 0 20 20" svg:d="M0 20l10-20 10 20z"/>
    <draw:marker draw:name="线条箭头_20_32" draw:display-name="线条箭头 32" svg:viewBox="0 0 20 20" svg:d="M0 20l10-20 10 20z"/>
    <draw:marker draw:name="线条箭头_20_33" draw:display-name="线条箭头 33" svg:viewBox="0 0 20 20" svg:d="M0 20l10-20 10 20z"/>
    <draw:marker draw:name="线条箭头_20_34" draw:display-name="线条箭头 34" svg:viewBox="0 0 20 20" svg:d="M0 20l10-20 10 20z"/>
    <draw:marker draw:name="线条箭头_20_35" draw:display-name="线条箭头 35" svg:viewBox="0 0 20 20" svg:d="M0 20l10-20 10 20z"/>
    <draw:marker draw:name="线条箭头_20_36" draw:display-name="线条箭头 36" svg:viewBox="0 0 20 20" svg:d="M0 20l10-20 10 20z"/>
    <draw:marker draw:name="线条箭头_20_37" draw:display-name="线条箭头 37" svg:viewBox="0 0 20 20" svg:d="M0 20l10-20 10 20z"/>
    <draw:marker draw:name="线条箭头_20_38" draw:display-name="线条箭头 38" svg:viewBox="0 0 20 20" svg:d="M0 20l10-20 10 20z"/>
    <draw:marker draw:name="线条箭头_20_39" draw:display-name="线条箭头 39" svg:viewBox="0 0 20 20" svg:d="M0 20l10-20 10 20z"/>
    <draw:marker draw:name="线条箭头_20_4" draw:display-name="线条箭头 4" svg:viewBox="0 0 20 20" svg:d="M0 20l10-20 10 20z"/>
    <draw:marker draw:name="线条箭头_20_40" draw:display-name="线条箭头 40" svg:viewBox="0 0 20 20" svg:d="M0 20l10-20 10 20z"/>
    <draw:marker draw:name="线条箭头_20_41" draw:display-name="线条箭头 41" svg:viewBox="0 0 20 20" svg:d="M0 20l10-20 10 20z"/>
    <draw:marker draw:name="线条箭头_20_42" draw:display-name="线条箭头 42" svg:viewBox="0 0 20 20" svg:d="M0 20l10-20 10 20z"/>
    <draw:marker draw:name="线条箭头_20_43" draw:display-name="线条箭头 43" svg:viewBox="0 0 20 20" svg:d="M0 20l10-20 10 20z"/>
    <draw:marker draw:name="线条箭头_20_44" draw:display-name="线条箭头 44" svg:viewBox="0 0 20 20" svg:d="M0 20l10-20 10 20z"/>
    <draw:marker draw:name="线条箭头_20_45" draw:display-name="线条箭头 45" svg:viewBox="0 0 20 20" svg:d="M0 20l10-20 10 20z"/>
    <draw:marker draw:name="线条箭头_20_46" draw:display-name="线条箭头 46" svg:viewBox="0 0 20 20" svg:d="M0 20l10-20 10 20z"/>
    <draw:marker draw:name="线条箭头_20_47" draw:display-name="线条箭头 47" svg:viewBox="0 0 20 20" svg:d="M0 20l10-20 10 20z"/>
    <draw:marker draw:name="线条箭头_20_48" draw:display-name="线条箭头 48" svg:viewBox="0 0 20 20" svg:d="M0 20l10-20 10 20z"/>
    <draw:marker draw:name="线条箭头_20_49" draw:display-name="线条箭头 49" svg:viewBox="0 0 20 20" svg:d="M0 20l10-20 10 20z"/>
    <draw:marker draw:name="线条箭头_20_5" draw:display-name="线条箭头 5" svg:viewBox="0 0 20 20" svg:d="M0 20l10-20 10 20z"/>
    <draw:marker draw:name="线条箭头_20_50" draw:display-name="线条箭头 50" svg:viewBox="0 0 20 20" svg:d="M0 20l10-20 10 20z"/>
    <draw:marker draw:name="线条箭头_20_51" draw:display-name="线条箭头 51" svg:viewBox="0 0 20 20" svg:d="M0 20l10-20 10 20z"/>
    <draw:marker draw:name="线条箭头_20_52" draw:display-name="线条箭头 52" svg:viewBox="0 0 20 20" svg:d="M0 20l10-20 10 20z"/>
    <draw:marker draw:name="线条箭头_20_53" draw:display-name="线条箭头 53" svg:viewBox="0 0 20 20" svg:d="M0 20l10-20 10 20z"/>
    <draw:marker draw:name="线条箭头_20_54" draw:display-name="线条箭头 54" svg:viewBox="0 0 20 20" svg:d="M0 20l10-20 10 20z"/>
    <draw:marker draw:name="线条箭头_20_55" draw:display-name="线条箭头 55" svg:viewBox="0 0 20 20" svg:d="M0 20l10-20 10 20z"/>
    <draw:marker draw:name="线条箭头_20_56" draw:display-name="线条箭头 56" svg:viewBox="0 0 20 20" svg:d="M0 20l10-20 10 20z"/>
    <draw:marker draw:name="线条箭头_20_57" draw:display-name="线条箭头 57" svg:viewBox="0 0 20 20" svg:d="M0 20l10-20 10 20z"/>
    <draw:marker draw:name="线条箭头_20_58" draw:display-name="线条箭头 58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_32__20_Dots_20_1_20_Dash" draw:display-name="2 Dots 1 Dash" draw:style="rect" draw:dots1="2" draw:dots2="1" draw:dots2-length="0.203cm" draw:distance="0.203cm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思源宋体 CN Medium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Normal" style:font-family-asian="'思源黑体 CN Normal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4:15:36.791259026</meta:creation-date>
    <dc:date>2023-03-14T10:54:47.033347839</dc:date>
    <meta:editing-duration>PT8H59M16S</meta:editing-duration>
    <meta:editing-cycles>70</meta:editing-cycles>
    <meta:generator>LibreOffice/7.5.1.2$Linux_X86_64 LibreOffice_project/50$Build-2</meta:generator>
    <meta:document-statistic meta:object-count="240"/>
  </office:meta>
</office:document-meta>
</file>